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00000006412885742.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Liberation Sans', 'DejaVu Sans', sans-serif"/>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text-properties style:font-name="Verdana" fo:font-size="10pt" fo:language="en" fo:country="US" style:font-size-asian="10pt" style:font-size-complex="10pt"/>
    </style:style>
    <style:style style:name="P3" style:family="paragraph" style:parent-style-name="Text_20_body">
      <style:text-properties officeooo:paragraph-rsid="0020ca65"/>
    </style:style>
    <style:style style:name="P4" style:family="paragraph" style:parent-style-name="Text_20_body">
      <style:text-properties style:font-name="Arial" fo:font-size="12pt" fo:language="en" fo:country="US" fo:font-style="normal" fo:font-weight="bold" officeooo:rsid="003b8cb2" officeooo:paragraph-rsid="003b8cb2" style:font-size-asian="12pt" style:font-style-asian="normal" style:font-weight-asian="bold" style:font-size-complex="12pt" style:font-style-complex="normal" style:font-weight-complex="bold"/>
    </style:style>
    <style:style style:name="P5" style:family="paragraph" style:parent-style-name="Text_20_body">
      <style:text-properties style:font-name="Arial" fo:font-size="12pt" fo:language="en" fo:country="US" fo:font-weight="normal" officeooo:rsid="001d5c2d" officeooo:paragraph-rsid="001d5c2d" style:font-size-asian="12pt" style:font-weight-asian="normal" style:font-size-complex="12pt" style:font-weight-complex="normal"/>
    </style:style>
    <style:style style:name="P6" style:family="paragraph" style:parent-style-name="Text_20_body">
      <style:text-properties style:font-name="Arial" fo:font-size="12pt" fo:language="en" fo:country="US" fo:font-style="italic" officeooo:paragraph-rsid="004599a2" style:font-size-asian="12pt" style:font-style-asian="italic" style:font-size-complex="12pt" style:font-style-complex="italic"/>
    </style:style>
    <style:style style:name="P7" style:family="paragraph" style:parent-style-name="Text_20_body">
      <style:text-properties style:font-name="Arial" fo:language="en" fo:country="US" officeooo:paragraph-rsid="001ab67f"/>
    </style:style>
    <style:style style:name="P8" style:family="paragraph" style:parent-style-name="Text_20_body">
      <style:text-properties style:font-name="Arial" fo:language="en" fo:country="US" fo:font-style="normal" officeooo:rsid="001ab67f" officeooo:paragraph-rsid="001ab67f" style:font-style-asian="normal" style:font-style-complex="normal"/>
    </style:style>
    <style:style style:name="P9" style:family="paragraph" style:parent-style-name="Text_20_body">
      <style:text-properties fo:language="en" fo:country="US" officeooo:rsid="001ab67f" officeooo:paragraph-rsid="001ab67f"/>
    </style:style>
    <style:style style:name="P10" style:family="paragraph" style:parent-style-name="Text_20_body">
      <style:text-properties fo:language="en" fo:country="US" officeooo:paragraph-rsid="001ab67f"/>
    </style:style>
    <style:style style:name="P11" style:family="paragraph" style:parent-style-name="Text_20_body">
      <style:text-properties fo:language="en" fo:country="US" officeooo:rsid="001cdf61"/>
    </style:style>
    <style:style style:name="P12" style:family="paragraph" style:parent-style-name="Text_20_body">
      <style:text-properties fo:language="en" fo:country="US" officeooo:rsid="001cdf61" officeooo:paragraph-rsid="001cdf61"/>
    </style:style>
    <style:style style:name="P13" style:family="paragraph" style:parent-style-name="Text_20_body">
      <style:text-properties fo:language="en" fo:country="US" fo:font-style="normal" fo:font-weight="bold" officeooo:paragraph-rsid="001eefe7" style:font-style-asian="normal" style:font-weight-asian="bold" style:font-style-complex="normal" style:font-weight-complex="bold"/>
    </style:style>
    <style:style style:name="P14" style:family="paragraph" style:parent-style-name="Text_20_body">
      <style:text-properties fo:language="en" fo:country="US" officeooo:paragraph-rsid="001eefe7"/>
    </style:style>
    <style:style style:name="P15" style:family="paragraph" style:parent-style-name="Text_20_body">
      <style:text-properties fo:language="en" fo:country="US" officeooo:paragraph-rsid="0021672b"/>
    </style:style>
    <style:style style:name="P16" style:family="paragraph" style:parent-style-name="Text_20_body">
      <style:text-properties fo:language="en" fo:country="US" fo:font-weight="normal" officeooo:rsid="00294055" officeooo:paragraph-rsid="00335028" style:font-weight-asian="normal" style:font-weight-complex="normal"/>
    </style:style>
    <style:style style:name="P17" style:family="paragraph" style:parent-style-name="Text_20_body">
      <style:text-properties fo:language="en" fo:country="US" officeooo:rsid="0046d9a6" officeooo:paragraph-rsid="0046d9a6"/>
    </style:style>
    <style:style style:name="P18" style:family="paragraph" style:parent-style-name="Standard">
      <style:paragraph-properties fo:margin-left="2.487cm" fo:margin-right="0cm" fo:text-indent="0cm" style:auto-text-indent="false"/>
      <style:text-properties style:font-name="Arial" fo:font-size="12pt" fo:language="en" fo:country="US" fo:font-weight="normal" officeooo:rsid="003b8cb2" style:font-size-asian="12pt" style:font-weight-asian="normal" style:font-size-complex="12pt" style:font-weight-complex="normal"/>
    </style:style>
    <style:style style:name="P19" style:family="paragraph" style:parent-style-name="Standard">
      <style:paragraph-properties fo:margin-left="2.487cm" fo:margin-right="0cm" fo:text-indent="0cm" style:auto-text-indent="false"/>
      <style:text-properties style:font-name="Arial" fo:font-size="12pt" fo:language="en" fo:country="US" fo:font-weight="normal" officeooo:rsid="003b8cb2" officeooo:paragraph-rsid="003b8cb2" style:font-size-asian="12pt" style:font-weight-asian="normal" style:font-size-complex="12pt" style:font-weight-complex="normal"/>
    </style:style>
    <style:style style:name="P20" style:family="paragraph" style:parent-style-name="Standard">
      <style:paragraph-properties fo:margin-left="1.244cm" fo:margin-right="0cm" fo:text-indent="0cm" style:auto-text-indent="false"/>
      <style:text-properties style:font-name="Arial" fo:font-size="12pt" fo:language="en" fo:country="US" fo:font-weight="normal" officeooo:rsid="003b8cb2" style:font-size-asian="12pt" style:font-weight-asian="normal" style:font-size-complex="12pt" style:font-weight-complex="normal"/>
    </style:style>
    <style:style style:name="P21" style:family="paragraph" style:parent-style-name="Standard">
      <style:paragraph-properties fo:margin-left="1.244cm" fo:margin-right="0cm" fo:text-indent="0cm" style:auto-text-indent="false"/>
      <style:text-properties style:font-name="Arial" fo:font-size="12pt" fo:language="en" fo:country="US" fo:font-weight="normal" officeooo:rsid="003b8cb2" officeooo:paragraph-rsid="003b8cb2" style:font-size-asian="12pt" style:font-weight-asian="normal" style:font-size-complex="12pt" style:font-weight-complex="normal"/>
    </style:style>
    <style:style style:name="P22" style:family="paragraph" style:parent-style-name="Standard">
      <style:paragraph-properties fo:margin-left="1.244cm" fo:margin-right="0cm" fo:text-indent="0cm" style:auto-text-indent="false"/>
      <style:text-properties style:font-name="Courier New" fo:font-size="12pt" fo:language="en" fo:country="US" fo:font-weight="bold" style:font-size-asian="12pt" style:font-weight-asian="bold" style:font-size-complex="12pt" style:font-weight-complex="bold"/>
    </style:style>
    <style:style style:name="P23" style:family="paragraph" style:parent-style-name="Standard">
      <style:paragraph-properties fo:margin-left="1.244cm" fo:margin-right="0cm" fo:text-indent="0cm" style:auto-text-indent="false"/>
      <style:text-properties style:font-name="Courier New" fo:font-size="12pt" fo:language="en" fo:country="US" fo:font-weight="bold" officeooo:paragraph-rsid="003b8cb2" style:font-size-asian="12pt" style:font-weight-asian="bold" style:font-size-complex="12pt" style:font-weight-complex="bold"/>
    </style:style>
    <style:style style:name="P24" style:family="paragraph" style:parent-style-name="Standard">
      <style:paragraph-properties fo:margin-left="1.244cm" fo:margin-right="0cm" fo:text-indent="0cm" style:auto-text-indent="false"/>
      <style:text-properties style:font-name="Courier New" fo:font-size="12pt" fo:language="en" fo:country="US" fo:font-weight="bold" officeooo:rsid="003b8cb2" officeooo:paragraph-rsid="003b8cb2" style:font-size-asian="12pt" style:font-weight-asian="bold" style:font-size-complex="12pt" style:font-weight-complex="bold"/>
    </style:style>
    <style:style style:name="P25" style:family="paragraph" style:parent-style-name="Text_20_body">
      <style:paragraph-properties fo:margin-left="1.244cm" fo:margin-right="0cm" fo:text-indent="0cm" style:auto-text-indent="false"/>
      <style:text-properties style:font-name="Arial" fo:font-size="12pt" fo:language="en" fo:country="US" fo:font-style="normal" officeooo:paragraph-rsid="001cacfb" style:font-size-asian="12pt" style:font-style-asian="normal" style:font-size-complex="12pt" style:font-style-complex="normal"/>
    </style:style>
    <style:style style:name="P26" style:family="paragraph" style:parent-style-name="Text_20_body">
      <style:paragraph-properties fo:margin-left="1.244cm" fo:margin-right="0cm" fo:text-indent="0cm" style:auto-text-indent="false"/>
      <style:text-properties style:font-name="Arial" fo:font-size="12pt" fo:language="en" fo:country="US" fo:font-style="normal" officeooo:paragraph-rsid="002fffe6" style:font-size-asian="12pt" style:font-style-asian="normal" style:font-size-complex="12pt" style:font-style-complex="normal"/>
    </style:style>
    <style:style style:name="P27" style:family="paragraph" style:parent-style-name="Text_20_body">
      <style:paragraph-properties fo:margin-left="1.244cm" fo:margin-right="0cm" fo:text-indent="0cm" style:auto-text-indent="false"/>
      <style:text-properties style:font-name="Arial" fo:font-size="12pt" fo:language="en" fo:country="US" fo:font-style="normal" officeooo:rsid="002fffe6" officeooo:paragraph-rsid="002fffe6" style:font-size-asian="12pt" style:font-style-asian="normal" style:font-size-complex="12pt" style:font-style-complex="normal"/>
    </style:style>
    <style:style style:name="P28" style:family="paragraph" style:parent-style-name="Text_20_body">
      <style:paragraph-properties fo:margin-left="1.244cm" fo:margin-right="0cm" fo:text-indent="0cm" style:auto-text-indent="false"/>
      <style:text-properties style:font-name="Arial" fo:font-size="12pt" fo:language="en" fo:country="US" fo:font-style="normal" fo:font-weight="bold" officeooo:paragraph-rsid="003b8cb2" style:font-size-asian="12pt" style:font-style-asian="normal" style:font-weight-asian="bold" style:font-size-complex="12pt" style:font-style-complex="normal" style:font-weight-complex="bold"/>
    </style:style>
    <style:style style:name="P29" style:family="paragraph" style:parent-style-name="Text_20_body">
      <style:paragraph-properties fo:margin-left="1.244cm" fo:margin-right="0cm" fo:text-indent="0cm" style:auto-text-indent="false"/>
      <style:text-properties fo:font-size="12pt" officeooo:paragraph-rsid="005ae51f" style:font-size-asian="12pt" style:font-size-complex="12pt"/>
    </style:style>
    <style:style style:name="P30" style:family="paragraph" style:parent-style-name="Standard">
      <style:paragraph-properties fo:text-align="end" style:justify-single-word="false"/>
      <style:text-properties style:font-name="Arial" fo:font-size="18pt" fo:language="en" fo:country="US" officeooo:rsid="0017e000" officeooo:paragraph-rsid="0017e000" style:font-size-asian="18pt" style:font-size-complex="18pt"/>
    </style:style>
    <style:style style:name="P31" style:family="paragraph" style:parent-style-name="Standard">
      <style:paragraph-properties fo:text-align="end" style:justify-single-word="false"/>
      <style:text-properties style:font-name="Arial" fo:font-size="18pt" fo:language="en" fo:country="US" fo:font-weight="bold" officeooo:rsid="0017e000" officeooo:paragraph-rsid="0017e000" style:font-size-asian="18pt" style:font-weight-asian="bold" style:font-size-complex="18pt" style:font-weight-complex="bold"/>
    </style:style>
    <style:style style:name="P32" style:family="paragraph" style:parent-style-name="Standard">
      <style:paragraph-properties fo:text-align="start" style:justify-single-word="false"/>
      <style:text-properties style:font-name="Arial" fo:font-size="12pt" fo:language="en" fo:country="US" fo:font-weight="bold" officeooo:rsid="0017e000" officeooo:paragraph-rsid="0017e000" style:font-size-asian="10.5pt" style:font-weight-asian="bold" style:font-size-complex="12pt" style:font-weight-complex="bold"/>
    </style:style>
    <style:style style:name="P33" style:family="paragraph" style:parent-style-name="Standard">
      <style:text-properties style:font-name="Courier New" fo:font-size="10pt" fo:language="en" fo:country="US" fo:font-style="normal" officeooo:rsid="0021672b" style:font-size-asian="10pt" style:font-style-asian="normal" style:font-size-complex="10pt" style:font-style-complex="normal"/>
    </style:style>
    <style:style style:name="P34" style:family="paragraph" style:parent-style-name="Standard">
      <style:text-properties style:font-name="Courier New" fo:font-size="10pt" fo:language="en" fo:country="US" fo:font-style="normal" officeooo:rsid="0021672b" officeooo:paragraph-rsid="005dad68" style:font-size-asian="10pt" style:font-style-asian="normal" style:font-size-complex="10pt" style:font-style-complex="normal"/>
    </style:style>
    <style:style style:name="P35" style:family="paragraph" style:parent-style-name="Standard">
      <style:text-properties style:font-name="Courier New" fo:font-size="10pt" fo:language="en" fo:country="US" officeooo:rsid="001cdf61" style:font-size-asian="10pt" style:font-size-complex="10pt"/>
    </style:style>
    <style:style style:name="P36" style:family="paragraph" style:parent-style-name="Heading">
      <style:paragraph-properties fo:text-align="end" style:justify-single-word="false"/>
      <style:text-properties fo:font-size="18pt" fo:language="en" fo:country="US" fo:font-weight="bold" style:font-size-asian="18pt" style:font-weight-asian="bold" style:font-size-complex="18pt" style:font-weight-complex="bold"/>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Standard">
      <style:text-properties style:font-name="Courier New" fo:font-size="10pt" fo:language="en" fo:country="US" fo:font-style="normal" officeooo:rsid="005dad68" officeooo:paragraph-rsid="005dad68" style:font-size-asian="10pt" style:font-style-asian="normal" style:font-size-complex="10pt" style:font-style-complex="normal"/>
    </style:style>
    <style:style style:name="P41" style:family="paragraph" style:parent-style-name="Heading_20_1" style:list-style-name="">
      <style:text-properties fo:language="en" fo:country="US" officeooo:rsid="0017e000" officeooo:paragraph-rsid="001ab67f"/>
    </style:style>
    <style:style style:name="P42" style:family="paragraph" style:parent-style-name="Heading_20_1">
      <style:paragraph-properties fo:break-before="page"/>
      <style:text-properties fo:language="en" fo:country="US" officeooo:rsid="001ab67f" officeooo:paragraph-rsid="001ab67f"/>
    </style:style>
    <style:style style:name="P43" style:family="paragraph" style:parent-style-name="Heading_20_1">
      <style:paragraph-properties fo:break-before="page"/>
      <style:text-properties fo:language="en" fo:country="US" officeooo:rsid="001cdf61" officeooo:paragraph-rsid="001cdf61"/>
    </style:style>
    <style:style style:name="P44" style:family="paragraph" style:parent-style-name="Heading_20_1">
      <style:paragraph-properties fo:break-before="page"/>
      <style:text-properties fo:font-size="16.1000003814697pt" fo:language="en" fo:country="US" fo:font-weight="bold" officeooo:paragraph-rsid="001d5c2d" style:font-size-asian="16.1000003814697pt" style:font-weight-asian="bold" style:font-size-complex="16.1000003814697pt" style:font-weight-complex="bold"/>
    </style:style>
    <style:style style:name="P45" style:family="paragraph" style:parent-style-name="Heading_20_1">
      <style:paragraph-properties fo:break-before="page"/>
      <style:text-properties style:font-name="Arial" fo:font-size="16.1000003814697pt" fo:language="en" fo:country="US" fo:font-weight="bold" officeooo:rsid="001eefe7" officeooo:paragraph-rsid="001eefe7" style:font-size-asian="16.1000003814697pt" style:font-weight-asian="bold" style:font-size-complex="16.1000003814697pt" style:font-weight-complex="bold"/>
    </style:style>
    <style:style style:name="P46" style:family="paragraph" style:parent-style-name="Text_20_body" style:list-style-name="L1">
      <style:text-properties officeooo:paragraph-rsid="004305ed"/>
    </style:style>
    <style:style style:name="P47" style:family="paragraph" style:parent-style-name="Text_20_body" style:list-style-name="L1">
      <style:text-properties fo:language="en" fo:country="US" officeooo:rsid="001ab67f" officeooo:paragraph-rsid="001ab67f"/>
    </style:style>
    <style:style style:name="P48" style:family="paragraph" style:parent-style-name="Text_20_body" style:list-style-name="L1">
      <style:text-properties fo:language="en" fo:country="US" officeooo:rsid="004305ed" officeooo:paragraph-rsid="004305ed"/>
    </style:style>
    <style:style style:name="P49" style:family="paragraph" style:parent-style-name="Text_20_body" style:list-style-name="L1">
      <style:text-properties fo:language="en" fo:country="US" officeooo:rsid="002dbba6" officeooo:paragraph-rsid="004305ed"/>
    </style:style>
    <style:style style:name="P50" style:family="paragraph" style:parent-style-name="Text_20_body" style:list-style-name="L1">
      <style:text-properties fo:language="en" fo:country="US" officeooo:rsid="0050fb98" officeooo:paragraph-rsid="0050fb98"/>
    </style:style>
    <style:style style:name="P51" style:family="paragraph" style:parent-style-name="Text_20_body" style:list-style-name="L1">
      <style:text-properties fo:language="en" fo:country="US" officeooo:rsid="002c2da9" officeooo:paragraph-rsid="002c2da9"/>
    </style:style>
    <style:style style:name="P52" style:family="paragraph" style:parent-style-name="Text_20_body" style:list-style-name="L1">
      <style:text-properties fo:language="en" fo:country="US" officeooo:rsid="002d1219" officeooo:paragraph-rsid="002d1219"/>
    </style:style>
    <style:style style:name="P53" style:family="paragraph" style:parent-style-name="Text_20_body" style:list-style-name="L1">
      <style:text-properties fo:language="en" fo:country="US" officeooo:rsid="002d2e73" officeooo:paragraph-rsid="002d2e73"/>
    </style:style>
    <style:style style:name="P54" style:family="paragraph" style:parent-style-name="Text_20_body" style:list-style-name="L2">
      <style:text-properties fo:language="en" fo:country="US" officeooo:paragraph-rsid="001cdf61"/>
    </style:style>
    <style:style style:name="P55" style:family="paragraph" style:parent-style-name="Text_20_body" style:list-style-name="L3">
      <style:text-properties fo:language="en" fo:country="US" fo:font-weight="bold" officeooo:paragraph-rsid="001d5c2d" style:font-weight-asian="bold" style:font-weight-complex="bold"/>
    </style:style>
    <style:style style:name="P56" style:family="paragraph" style:parent-style-name="Text_20_body" style:list-style-name="L5">
      <style:text-properties fo:language="en" fo:country="US" fo:font-weight="bold" officeooo:paragraph-rsid="0024f232" style:font-weight-asian="bold" style:font-weight-complex="bold"/>
    </style:style>
    <style:style style:name="P57" style:family="paragraph" style:parent-style-name="Text_20_body" style:list-style-name="L5">
      <style:text-properties fo:language="en" fo:country="US" fo:font-weight="bold" officeooo:paragraph-rsid="005d7564" style:font-weight-asian="bold" style:font-weight-complex="bold"/>
    </style:style>
    <style:style style:name="P58" style:family="paragraph" style:parent-style-name="Text_20_body" style:list-style-name="L5">
      <style:text-properties fo:language="en" fo:country="US" fo:font-weight="bold" officeooo:paragraph-rsid="005dad68" style:font-weight-asian="bold" style:font-weight-complex="bold"/>
    </style:style>
    <style:style style:name="P59" style:family="paragraph" style:parent-style-name="Text_20_body" style:list-style-name="L5">
      <style:text-properties fo:language="en" fo:country="US" fo:font-weight="bold" officeooo:paragraph-rsid="00272a1b" style:font-weight-asian="bold" style:font-weight-complex="bold"/>
    </style:style>
    <style:style style:name="P60" style:family="paragraph" style:parent-style-name="Text_20_body" style:list-style-name="L6">
      <style:text-properties fo:language="en" fo:country="US" fo:font-weight="bold" officeooo:rsid="00294055" officeooo:paragraph-rsid="00335028" style:font-weight-asian="bold" style:font-weight-complex="bold"/>
    </style:style>
    <style:style style:name="P61" style:family="paragraph" style:parent-style-name="Text_20_body" style:list-style-name="L6">
      <style:text-properties fo:language="en" fo:country="US" fo:font-weight="bold" officeooo:rsid="00294055" officeooo:paragraph-rsid="00348d17" style:font-weight-asian="bold" style:font-weight-complex="bold"/>
    </style:style>
    <style:style style:name="P62" style:family="paragraph" style:parent-style-name="Text_20_body" style:list-style-name="L4">
      <style:text-properties fo:language="en" fo:country="US" fo:font-style="normal" officeooo:paragraph-rsid="001edff3" style:font-style-asian="normal" style:font-style-complex="normal"/>
    </style:style>
    <style:style style:name="P63" style:family="paragraph" style:parent-style-name="Text_20_body" style:list-style-name="L4">
      <style:text-properties fo:language="en" fo:country="US" fo:font-style="normal" fo:font-weight="bold" officeooo:paragraph-rsid="001eefe7" style:font-style-asian="normal" style:font-weight-asian="bold" style:font-style-complex="normal" style:font-weight-complex="bold"/>
    </style:style>
    <style:style style:name="P64" style:family="paragraph" style:parent-style-name="Text_20_body" style:list-style-name="L5">
      <style:text-properties style:font-name="Arial" fo:language="en" fo:country="US" fo:font-weight="bold" officeooo:paragraph-rsid="0027c97e" style:font-weight-asian="bold" style:font-weight-complex="bold"/>
    </style:style>
    <style:style style:name="P65" style:family="paragraph" style:parent-style-name="Text_20_body" style:list-style-name="L5">
      <style:text-properties style:text-position="0% 100%" style:font-name="Arial" fo:language="en" fo:country="US" fo:font-weight="bold" officeooo:paragraph-rsid="0027c97e" style:font-weight-asian="bold" style:font-weight-complex="bold"/>
    </style:style>
    <style:style style:name="P66" style:family="paragraph" style:parent-style-name="Text_20_body" style:list-style-name="L5">
      <style:text-properties style:text-position="0% 100%" style:font-name="Arial" fo:language="en" fo:country="US" fo:font-weight="normal" officeooo:rsid="00335028" officeooo:paragraph-rsid="0027c97e" style:font-weight-asian="normal" style:font-weight-complex="normal"/>
    </style:style>
    <style:style style:name="P67" style:family="paragraph" style:parent-style-name="Heading_20_2">
      <style:text-properties fo:language="en" fo:country="US"/>
    </style:style>
    <style:style style:name="P68" style:family="paragraph" style:parent-style-name="Heading_20_2" style:list-style-name="">
      <style:text-properties fo:language="en" fo:country="US" fo:font-style="italic" officeooo:rsid="001cdf61" style:font-style-asian="italic" style:font-style-complex="italic"/>
    </style:style>
    <style:style style:name="P69" style:family="paragraph" style:parent-style-name="Heading_20_2">
      <style:text-properties fo:language="en" fo:country="US" officeooo:paragraph-rsid="001cdf61"/>
    </style:style>
    <style:style style:name="P70" style:family="paragraph" style:parent-style-name="Heading_20_2">
      <style:paragraph-properties fo:break-before="page"/>
      <style:text-properties fo:language="en" fo:country="US"/>
    </style:style>
    <style:style style:name="P71" style:family="paragraph" style:parent-style-name="Heading_20_2">
      <style:paragraph-properties fo:break-before="page"/>
      <style:text-properties fo:language="en" fo:country="US" fo:font-style="italic" style:font-style-asian="italic" style:font-style-complex="italic"/>
    </style:style>
    <style:style style:name="P72" style:family="paragraph" style:parent-style-name="Heading_20_2">
      <style:paragraph-properties fo:break-before="page"/>
      <style:text-properties fo:language="en" fo:country="US" officeooo:paragraph-rsid="001cdf61"/>
    </style:style>
    <style:style style:name="P73" style:family="paragraph" style:parent-style-name="Heading_20_2">
      <style:paragraph-properties fo:break-before="page"/>
      <style:text-properties fo:language="en" fo:country="US" officeooo:paragraph-rsid="0020ca65"/>
    </style:style>
    <style:style style:name="P74" style:family="paragraph" style:parent-style-name="Heading_20_2">
      <style:paragraph-properties fo:break-before="page"/>
      <style:text-properties fo:language="en" fo:country="US" officeooo:rsid="00294055" officeooo:paragraph-rsid="00294055"/>
    </style:style>
    <style:style style:name="T1" style:family="text">
      <style:text-properties officeooo:rsid="0017e000"/>
    </style:style>
    <style:style style:name="T2" style:family="text">
      <style:text-properties officeooo:rsid="004a839d"/>
    </style:style>
    <style:style style:name="T3" style:family="text">
      <style:text-properties officeooo:rsid="001ab67f"/>
    </style:style>
    <style:style style:name="T4" style:family="text">
      <style:text-properties style:font-name="Courier New" officeooo:rsid="001ab67f"/>
    </style:style>
    <style:style style:name="T5" style:family="text">
      <style:text-properties style:font-name="Courier New" fo:font-style="normal" officeooo:rsid="001ab67f" style:font-style-asian="normal" style:font-style-complex="normal"/>
    </style:style>
    <style:style style:name="T6" style:family="text">
      <style:text-properties style:font-name="Courier New" fo:font-style="normal" officeooo:rsid="004599a2" style:font-style-asian="normal" style:font-style-complex="normal"/>
    </style:style>
    <style:style style:name="T7" style:family="text">
      <style:text-properties style:font-name="Courier New" officeooo:rsid="001cacfb"/>
    </style:style>
    <style:style style:name="T8" style:family="text">
      <style:text-properties style:font-name="Courier New" fo:font-weight="normal" officeooo:rsid="00272a1b" style:font-weight-asian="normal" style:font-weight-complex="normal"/>
    </style:style>
    <style:style style:name="T9" style:family="text">
      <style:text-properties style:font-name="Courier New" fo:font-weight="normal" officeooo:rsid="0027c97e" style:font-weight-asian="normal" style:font-weight-complex="normal"/>
    </style:style>
    <style:style style:name="T10" style:family="text">
      <style:text-properties style:font-name="Courier New" fo:font-weight="normal" officeooo:rsid="003b8cb2" style:font-weight-asian="normal" style:font-weight-complex="normal"/>
    </style:style>
    <style:style style:name="T11" style:family="text">
      <style:text-properties style:font-name="Courier New" fo:font-size="12pt" fo:font-style="normal" fo:font-weight="normal" officeooo:rsid="00348d17" style:font-size-asian="12pt" style:font-style-asian="normal" style:font-weight-asian="normal" style:font-size-complex="12pt" style:font-style-complex="normal" style:font-weight-complex="normal"/>
    </style:style>
    <style:style style:name="T12" style:family="text">
      <style:text-properties style:font-name="Courier New" officeooo:rsid="003af60b"/>
    </style:style>
    <style:style style:name="T13" style:family="text">
      <style:text-properties style:font-name="Courier New" officeooo:rsid="003b8cb2"/>
    </style:style>
    <style:style style:name="T14" style:family="text">
      <style:text-properties style:font-name="Courier New" style:text-underline-style="solid" style:text-underline-width="auto" style:text-underline-color="font-color" fo:font-weight="normal" officeooo:rsid="003b8cb2" style:font-weight-asian="normal" style:font-weight-complex="normal"/>
    </style:style>
    <style:style style:name="T15" style:family="text">
      <style:text-properties style:font-name="Courier New" style:text-underline-style="solid" style:text-underline-width="auto" style:text-underline-color="font-color" fo:font-weight="normal" officeooo:rsid="0040b873" style:font-weight-asian="normal" style:font-weight-complex="normal"/>
    </style:style>
    <style:style style:name="T16" style:family="text">
      <style:text-properties style:font-name="Courier New" style:text-underline-style="none" fo:font-weight="normal" officeooo:rsid="003b8cb2" style:font-weight-asian="normal" style:font-weight-complex="normal"/>
    </style:style>
    <style:style style:name="T17" style:family="text">
      <style:text-properties style:font-name="Courier New" style:text-underline-style="none" fo:font-weight="normal" officeooo:rsid="0040b873" style:font-weight-asian="normal" style:font-weight-complex="normal"/>
    </style:style>
    <style:style style:name="T18" style:family="text">
      <style:text-properties style:font-name="Courier New" officeooo:rsid="0040b873"/>
    </style:style>
    <style:style style:name="T19" style:family="text">
      <style:text-properties style:font-name="Courier New" officeooo:rsid="002fffe6"/>
    </style:style>
    <style:style style:name="T20" style:family="text">
      <style:text-properties style:font-name="Courier New" fo:language="en" fo:country="US" fo:font-style="normal" officeooo:rsid="005ae51f" style:font-style-asian="normal" style:font-style-complex="normal"/>
    </style:style>
    <style:style style:name="T21" style:family="text">
      <style:text-properties style:font-name="Courier New" fo:language="en" fo:country="US" fo:font-style="normal" officeooo:rsid="001cacfb" style:font-style-asian="normal" style:font-style-complex="normal"/>
    </style:style>
    <style:style style:name="T22" style:family="text">
      <style:text-properties style:font-name="Courier New" fo:language="en" fo:country="US" fo:font-style="normal" officeooo:rsid="003af60b" style:font-style-asian="normal" style:font-style-complex="normal"/>
    </style:style>
    <style:style style:name="T23" style:family="text">
      <style:text-properties style:font-name="Courier New" fo:language="en" fo:country="US" fo:font-style="normal" officeooo:rsid="005967b8" style:font-style-asian="normal" style:font-style-complex="normal"/>
    </style:style>
    <style:style style:name="T24" style:family="text">
      <style:text-properties style:font-name="Courier New" fo:language="en" fo:country="US" fo:font-style="normal" officeooo:rsid="0040b873" style:font-style-asian="normal" style:font-style-complex="normal"/>
    </style:style>
    <style:style style:name="T25" style:family="text">
      <style:text-properties style:font-name="Arial" fo:font-style="normal" officeooo:rsid="0021672b" style:font-style-asian="normal" style:font-style-complex="normal"/>
    </style:style>
    <style:style style:name="T26" style:family="text">
      <style:text-properties style:font-name="Arial" fo:font-style="normal" officeooo:rsid="004599a2" style:font-style-asian="normal" style:font-style-complex="normal"/>
    </style:style>
    <style:style style:name="T27" style:family="text">
      <style:text-properties style:font-name="Arial" fo:font-size="12pt" officeooo:rsid="001d5c2d" style:font-size-asian="12pt" style:font-size-complex="12pt"/>
    </style:style>
    <style:style style:name="T28" style:family="text">
      <style:text-properties style:font-name="Arial" fo:font-size="12pt" fo:font-weight="normal" officeooo:rsid="001cdf61" style:font-size-asian="12pt" style:font-weight-asian="normal" style:font-size-complex="12pt" style:font-weight-complex="normal"/>
    </style:style>
    <style:style style:name="T29" style:family="text">
      <style:text-properties style:font-name="Arial" fo:font-size="12pt" fo:font-weight="normal" officeooo:rsid="001d5c2d" style:font-size-asian="12pt" style:font-weight-asian="normal" style:font-size-complex="12pt" style:font-weight-complex="normal"/>
    </style:style>
    <style:style style:name="T30" style:family="text">
      <style:text-properties style:font-name="Arial" fo:font-size="12pt" fo:font-weight="normal" officeooo:rsid="001eefe7" style:font-size-asian="10.5pt" style:font-weight-asian="normal" style:font-size-complex="12pt" style:font-weight-complex="normal"/>
    </style:style>
    <style:style style:name="T31" style:family="text">
      <style:text-properties style:font-name="Arial" fo:font-size="12pt" fo:font-weight="normal" officeooo:rsid="0020ca65" style:font-size-asian="10.5pt" style:font-weight-asian="normal" style:font-size-complex="12pt" style:font-weight-complex="normal"/>
    </style:style>
    <style:style style:name="T32" style:family="text">
      <style:text-properties style:font-name="Arial" fo:font-size="12pt" fo:font-weight="normal" officeooo:rsid="0023e597" style:font-size-asian="10.5pt" style:font-weight-asian="normal" style:font-size-complex="12pt" style:font-weight-complex="normal"/>
    </style:style>
    <style:style style:name="T33" style:family="text">
      <style:text-properties style:font-name="Arial" fo:font-size="12pt" fo:font-weight="normal" officeooo:rsid="00318580" style:font-size-asian="10.5pt" style:font-weight-asian="normal" style:font-size-complex="12pt" style:font-weight-complex="normal"/>
    </style:style>
    <style:style style:name="T34" style:family="text">
      <style:text-properties style:font-name="Arial" fo:font-size="12pt" fo:font-weight="normal" officeooo:rsid="0032c91d" style:font-size-asian="10.5pt" style:font-weight-asian="normal" style:font-size-complex="12pt" style:font-weight-complex="normal"/>
    </style:style>
    <style:style style:name="T35" style:family="text">
      <style:text-properties style:font-name="Arial" fo:font-size="12pt" fo:font-style="italic" fo:font-weight="normal" officeooo:rsid="001eefe7" style:font-size-asian="10.5pt" style:font-style-asian="italic" style:font-weight-asian="normal" style:font-size-complex="12pt" style:font-style-complex="italic" style:font-weight-complex="normal"/>
    </style:style>
    <style:style style:name="T36" style:family="text">
      <style:text-properties style:font-name="Arial" fo:font-size="12pt" fo:font-style="italic" fo:font-weight="normal" officeooo:rsid="00318580" style:font-size-asian="10.5pt" style:font-style-asian="italic" style:font-weight-asian="normal" style:font-size-complex="12pt" style:font-style-complex="italic" style:font-weight-complex="normal"/>
    </style:style>
    <style:style style:name="T37" style:family="text">
      <style:text-properties style:font-name="Arial" fo:font-size="12pt" officeooo:rsid="001eefe7" style:font-size-asian="10.5pt" style:font-size-complex="12pt"/>
    </style:style>
    <style:style style:name="T38" style:family="text">
      <style:text-properties style:font-name="Arial" fo:font-size="12pt" fo:font-weight="bold" officeooo:rsid="001edff3" style:font-size-asian="10.5pt" style:font-weight-asian="bold" style:font-size-complex="12pt" style:font-weight-complex="bold"/>
    </style:style>
    <style:style style:name="T39" style:family="text">
      <style:text-properties style:font-name="Arial" fo:font-size="12pt" fo:font-weight="bold" officeooo:rsid="0032c91d" style:font-size-asian="10.5pt" style:font-weight-asian="bold" style:font-size-complex="12pt" style:font-weight-complex="bold"/>
    </style:style>
    <style:style style:name="T40" style:family="text">
      <style:text-properties style:font-name="Arial" fo:font-size="12pt" fo:language="en" fo:country="US" fo:font-weight="normal" officeooo:rsid="001edff3" style:font-size-asian="10.5pt" style:font-weight-asian="normal" style:font-size-complex="12pt" style:font-weight-complex="normal"/>
    </style:style>
    <style:style style:name="T41" style:family="text">
      <style:text-properties style:font-name="Arial" fo:font-size="12pt" fo:language="en" fo:country="US" fo:font-style="italic" fo:font-weight="normal" officeooo:rsid="001edff3" style:font-size-asian="10.5pt" style:font-style-asian="italic" style:font-weight-asian="normal" style:font-size-complex="12pt" style:font-style-complex="italic" style:font-weight-complex="normal"/>
    </style:style>
    <style:style style:name="T42" style:family="text">
      <style:text-properties style:font-name="Arial" fo:font-size="12pt" fo:language="en" fo:country="US" fo:font-style="normal" fo:font-weight="normal" officeooo:rsid="001edff3" style:font-size-asian="10.5pt" style:font-style-asian="normal" style:font-weight-asian="normal" style:font-size-complex="12pt" style:font-style-complex="normal" style:font-weight-complex="normal"/>
    </style:style>
    <style:style style:name="T43" style:family="text">
      <style:text-properties style:font-name="Arial" fo:font-size="12pt" fo:language="en" fo:country="US" fo:font-style="normal" fo:font-weight="normal" officeooo:rsid="001eefe7" style:font-size-asian="10.5pt" style:font-style-asian="normal" style:font-weight-asian="normal" style:font-size-complex="12pt" style:font-style-complex="normal" style:font-weight-complex="normal"/>
    </style:style>
    <style:style style:name="T44" style:family="text">
      <style:text-properties style:font-name="Arial" fo:font-size="12pt" fo:language="en" fo:country="US" fo:font-style="normal" fo:font-weight="normal" officeooo:rsid="0020ca65" style:font-size-asian="10.5pt" style:font-style-asian="normal" style:font-weight-asian="normal" style:font-size-complex="12pt" style:font-style-complex="normal" style:font-weight-complex="normal"/>
    </style:style>
    <style:style style:name="T45" style:family="text">
      <style:text-properties style:font-name="Arial" officeooo:rsid="001d5c2d"/>
    </style:style>
    <style:style style:name="T46" style:family="text">
      <style:text-properties style:font-name="Arial" officeooo:rsid="001edff3"/>
    </style:style>
    <style:style style:name="T47" style:family="text">
      <style:text-properties style:font-name="Arial" fo:font-style="italic" officeooo:rsid="0021672b" style:font-style-asian="italic" style:font-style-complex="italic"/>
    </style:style>
    <style:style style:name="T48" style:family="text">
      <style:text-properties style:font-name="Arial" officeooo:rsid="0020ca65"/>
    </style:style>
    <style:style style:name="T49" style:family="text">
      <style:text-properties style:font-name="Arial" officeooo:rsid="0021672b"/>
    </style:style>
    <style:style style:name="T50" style:family="text">
      <style:text-properties style:font-name="Arial" officeooo:rsid="0022e95d"/>
    </style:style>
    <style:style style:name="T51" style:family="text">
      <style:text-properties fo:font-style="italic" officeooo:rsid="001ab67f" style:font-style-asian="italic" style:font-style-complex="italic"/>
    </style:style>
    <style:style style:name="T52" style:family="text">
      <style:text-properties fo:font-style="italic" officeooo:rsid="001cacfb" style:font-style-asian="italic" style:font-style-complex="italic"/>
    </style:style>
    <style:style style:name="T53" style:family="text">
      <style:text-properties fo:font-style="italic" officeooo:rsid="002fffe6" style:font-style-asian="italic" style:font-style-complex="italic"/>
    </style:style>
    <style:style style:name="T54" style:family="text">
      <style:text-properties fo:font-style="italic" officeooo:rsid="00335028" style:font-style-asian="italic" style:font-style-complex="italic"/>
    </style:style>
    <style:style style:name="T55" style:family="text">
      <style:text-properties fo:font-style="italic" officeooo:rsid="004599a2" style:font-style-asian="italic" style:font-style-complex="italic"/>
    </style:style>
    <style:style style:name="T56" style:family="text">
      <style:text-properties fo:font-style="italic" officeooo:rsid="004e3244" style:font-style-asian="italic" style:font-style-complex="italic"/>
    </style:style>
    <style:style style:name="T57" style:family="text">
      <style:text-properties fo:font-style="italic" fo:font-weight="normal" officeooo:rsid="00335028" style:font-style-asian="italic" style:font-weight-asian="normal" style:font-style-complex="italic" style:font-weight-complex="normal"/>
    </style:style>
    <style:style style:name="T58" style:family="text">
      <style:text-properties fo:font-style="normal" officeooo:rsid="001ab67f" style:font-style-asian="normal" style:font-style-complex="normal"/>
    </style:style>
    <style:style style:name="T59" style:family="text">
      <style:text-properties fo:font-style="normal" officeooo:rsid="00335028" style:font-style-asian="normal" style:font-style-complex="normal"/>
    </style:style>
    <style:style style:name="T60" style:family="text">
      <style:text-properties fo:font-style="normal" officeooo:rsid="00348d17" style:font-style-asian="normal" style:font-style-complex="normal"/>
    </style:style>
    <style:style style:name="T61" style:family="text">
      <style:text-properties fo:font-style="normal" officeooo:rsid="004599a2" style:font-style-asian="normal" style:font-style-complex="normal"/>
    </style:style>
    <style:style style:name="T62" style:family="text">
      <style:text-properties fo:font-style="normal" officeooo:rsid="004e3244" style:font-style-asian="normal" style:font-style-complex="normal"/>
    </style:style>
    <style:style style:name="T63" style:family="text">
      <style:text-properties fo:font-style="normal" fo:font-weight="normal" officeooo:rsid="00335028" style:font-style-asian="normal" style:font-weight-asian="normal" style:font-style-complex="normal" style:font-weight-complex="normal"/>
    </style:style>
    <style:style style:name="T64" style:family="text">
      <style:text-properties fo:font-style="normal" fo:font-weight="normal" officeooo:rsid="00348d17" style:font-style-asian="normal" style:font-weight-asian="normal" style:font-style-complex="normal" style:font-weight-complex="normal"/>
    </style:style>
    <style:style style:name="T65" style:family="text">
      <style:text-properties fo:font-style="normal" fo:font-weight="normal" officeooo:rsid="004c676c" style:font-style-asian="normal" style:font-weight-asian="normal" style:font-style-complex="normal" style:font-weight-complex="normal"/>
    </style:style>
    <style:style style:name="T66" style:family="text">
      <style:text-properties officeooo:rsid="001cacfb"/>
    </style:style>
    <style:style style:name="T67" style:family="text">
      <style:text-properties officeooo:rsid="001cdf61"/>
    </style:style>
    <style:style style:name="T68" style:family="text">
      <style:text-properties fo:font-weight="bold" style:font-weight-asian="bold" style:font-weight-complex="bold"/>
    </style:style>
    <style:style style:name="T69" style:family="text">
      <style:text-properties fo:font-weight="bold" officeooo:rsid="001cdf61" style:font-weight-asian="bold" style:font-weight-complex="bold"/>
    </style:style>
    <style:style style:name="T70" style:family="text">
      <style:text-properties fo:font-weight="bold" officeooo:rsid="001cacfb" style:font-weight-asian="bold" style:font-weight-complex="bold"/>
    </style:style>
    <style:style style:name="T71" style:family="text">
      <style:text-properties fo:font-weight="bold" officeooo:rsid="005dad68" style:font-weight-asian="bold" style:font-weight-complex="bold"/>
    </style:style>
    <style:style style:name="T72" style:family="text">
      <style:text-properties officeooo:rsid="001d5c2d"/>
    </style:style>
    <style:style style:name="T73" style:family="text">
      <style:text-properties fo:font-weight="normal" officeooo:rsid="001d5c2d" style:font-weight-asian="normal" style:font-weight-complex="normal"/>
    </style:style>
    <style:style style:name="T74" style:family="text">
      <style:text-properties fo:font-weight="normal" officeooo:rsid="0024f232" style:font-weight-asian="normal" style:font-weight-complex="normal"/>
    </style:style>
    <style:style style:name="T75" style:family="text">
      <style:text-properties fo:font-weight="normal" officeooo:rsid="00272a1b" style:font-weight-asian="normal" style:font-weight-complex="normal"/>
    </style:style>
    <style:style style:name="T76" style:family="text">
      <style:text-properties fo:font-weight="normal" officeooo:rsid="0027c97e" style:font-weight-asian="normal" style:font-weight-complex="normal"/>
    </style:style>
    <style:style style:name="T77" style:family="text">
      <style:text-properties fo:font-weight="normal" officeooo:rsid="005d7564" style:font-weight-asian="normal" style:font-weight-complex="normal"/>
    </style:style>
    <style:style style:name="T78" style:family="text">
      <style:text-properties fo:font-weight="normal" officeooo:rsid="005dad68" style:font-weight-asian="normal" style:font-weight-complex="normal"/>
    </style:style>
    <style:style style:name="T79" style:family="text">
      <style:text-properties officeooo:rsid="0024f232"/>
    </style:style>
    <style:style style:name="T80" style:family="text">
      <style:text-properties officeooo:rsid="00272a1b"/>
    </style:style>
    <style:style style:name="T81" style:family="text">
      <style:text-properties officeooo:rsid="0027c97e"/>
    </style:style>
    <style:style style:name="T82" style:family="text">
      <style:text-properties style:text-position="super 58%" style:font-name="Courier New" fo:font-weight="normal" officeooo:rsid="0027c97e" style:font-weight-asian="normal" style:font-weight-complex="normal"/>
    </style:style>
    <style:style style:name="T83" style:family="text">
      <style:text-properties officeooo:rsid="002fffe6"/>
    </style:style>
    <style:style style:name="T84" style:family="text">
      <style:text-properties officeooo:rsid="0030582b"/>
    </style:style>
    <style:style style:name="T85" style:family="text">
      <style:text-properties officeooo:rsid="00335028"/>
    </style:style>
    <style:style style:name="T86" style:family="text">
      <style:text-properties fo:font-variant="normal" fo:text-transform="none" fo:color="#000000" style:font-name="Arial2"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87" style:family="text">
      <style:text-properties fo:font-variant="normal" fo:text-transform="none" fo:color="#000000" style:font-name="Courier New"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88" style:family="text">
      <style:text-properties fo:font-variant="normal" fo:text-transform="none" fo:color="#000000" style:font-name="Arial" fo:font-size="12pt" fo:letter-spacing="normal" fo:font-style="normal" fo:font-weight="normal" officeooo:rsid="00348d17" style:font-size-asian="12pt" style:font-style-asian="normal" style:font-weight-asian="normal" style:font-size-complex="12pt" style:font-style-complex="normal" style:font-weight-complex="normal"/>
    </style:style>
    <style:style style:name="T89" style:family="text">
      <style:text-properties fo:font-variant="normal" fo:text-transform="none" fo:color="#000000" style:font-name="Arial" fo:font-size="12pt" fo:letter-spacing="normal" fo:font-style="normal" fo:font-weight="normal" officeooo:rsid="0034dc0f" style:font-size-asian="12pt" style:font-style-asian="normal" style:font-weight-asian="normal" style:font-size-complex="12pt" style:font-style-complex="normal" style:font-weight-complex="normal"/>
    </style:style>
    <style:style style:name="T90" style:family="text">
      <style:text-properties fo:font-variant="normal" fo:text-transform="none" fo:color="#000000" style:font-name="Arial" fo:font-size="12pt" fo:letter-spacing="normal" fo:font-style="normal" fo:font-weight="normal" officeooo:rsid="003682e2" style:font-size-asian="12pt" style:font-style-asian="normal" style:font-weight-asian="normal" style:font-size-complex="12pt" style:font-style-complex="normal" style:font-weight-complex="normal"/>
    </style:style>
    <style:style style:name="T91" style:family="text">
      <style:text-properties fo:font-variant="normal" fo:text-transform="none" fo:color="#000000" style:font-name="Arial" fo:font-size="12pt" fo:letter-spacing="normal" fo:font-style="normal" fo:font-weight="normal" officeooo:rsid="003dfedd" style:font-size-asian="12pt" style:font-style-asian="normal" style:font-weight-asian="normal" style:font-size-complex="12pt" style:font-style-complex="normal" style:font-weight-complex="normal"/>
    </style:style>
    <style:style style:name="T92" style:family="text">
      <style:text-properties fo:font-variant="normal" fo:text-transform="none" fo:color="#000000" style:font-name="Arial" fo:font-size="12pt" fo:letter-spacing="normal" fo:font-style="normal" fo:font-weight="normal" officeooo:rsid="004fb5a0" style:font-size-asian="12pt" style:font-style-asian="normal" style:font-weight-asian="normal" style:font-size-complex="12pt" style:font-style-complex="normal" style:font-weight-complex="normal"/>
    </style:style>
    <style:style style:name="T93" style:family="text">
      <style:text-properties fo:font-variant="normal" fo:text-transform="none" fo:color="#000000" style:font-name="Arial" fo:font-size="12pt" fo:letter-spacing="normal" fo:font-style="normal" officeooo:rsid="00348d17" style:font-size-asian="12pt" style:font-style-asian="normal" style:font-size-complex="12pt" style:font-style-complex="normal"/>
    </style:style>
    <style:style style:name="T94" style:family="text">
      <style:text-properties fo:font-variant="normal" fo:text-transform="none" fo:color="#000000" style:font-name="Arial" fo:font-size="12pt" fo:letter-spacing="normal" fo:font-style="normal" officeooo:rsid="0034dc0f" style:font-size-asian="12pt" style:font-style-asian="normal" style:font-size-complex="12pt" style:font-style-complex="normal"/>
    </style:style>
    <style:style style:name="T95" style:family="text">
      <style:text-properties fo:font-size="12pt" fo:font-style="normal" fo:font-weight="normal" officeooo:rsid="00348d17" style:font-size-asian="12pt" style:font-style-asian="normal" style:font-weight-asian="normal" style:font-size-complex="12pt" style:font-style-complex="normal" style:font-weight-complex="normal"/>
    </style:style>
    <style:style style:name="T96" style:family="text">
      <style:text-properties officeooo:rsid="003b8cb2"/>
    </style:style>
    <style:style style:name="T97" style:family="text">
      <style:text-properties style:text-underline-style="solid" style:text-underline-width="auto" style:text-underline-color="font-color" fo:font-weight="normal" officeooo:rsid="003b8cb2" style:font-weight-asian="normal" style:font-weight-complex="normal"/>
    </style:style>
    <style:style style:name="T98" style:family="text">
      <style:text-properties fo:language="en" fo:country="US" officeooo:rsid="004305ed"/>
    </style:style>
    <style:style style:name="T99" style:family="text">
      <style:text-properties fo:language="en" fo:country="US" fo:font-weight="bold" officeooo:rsid="004305ed" style:font-weight-asian="bold" style:font-weight-complex="bold"/>
    </style:style>
    <style:style style:name="T100" style:family="text">
      <style:text-properties fo:language="en" fo:country="US" fo:font-weight="normal" officeooo:rsid="004305ed" style:font-weight-asian="normal" style:font-weight-complex="normal"/>
    </style:style>
    <style:style style:name="T101" style:family="text">
      <style:text-properties fo:language="en" fo:country="US" fo:font-style="italic" fo:font-weight="normal" officeooo:rsid="004305ed" style:font-style-asian="italic" style:font-weight-asian="normal" style:font-style-complex="italic" style:font-weight-complex="normal"/>
    </style:style>
    <style:style style:name="T102" style:family="text">
      <style:text-properties officeooo:rsid="00416663"/>
    </style:style>
    <style:style style:name="T103" style:family="text">
      <style:text-properties officeooo:rsid="004599a2"/>
    </style:style>
    <style:style style:name="T104" style:family="text">
      <style:text-properties officeooo:rsid="00528104"/>
    </style:style>
    <style:style style:name="T105" style:family="text">
      <style:text-properties officeooo:rsid="0055835a"/>
    </style:style>
    <style:style style:name="T106" style:family="text">
      <style:text-properties officeooo:rsid="00568f38"/>
    </style:style>
    <style:style style:name="T107" style:family="text">
      <style:text-properties officeooo:rsid="005ae51f"/>
    </style:style>
    <style:style style:name="T108" style:family="text">
      <style:text-properties officeooo:rsid="005c3d65"/>
    </style:style>
    <style:style style:name="T109" style:family="text">
      <style:text-properties officeooo:rsid="005d7564"/>
    </style:style>
    <style:style style:name="T110" style:family="text">
      <style:text-properties officeooo:rsid="005dad68"/>
    </style:style>
    <style:style style:name="T111" style:family="text">
      <style:text-properties officeooo:rsid="005e45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0"/>
      <text:p text:style-name="P30"/>
      <text:p text:style-name="P31"/>
      <text:p text:style-name="P31"/>
      <text:p text:style-name="P31"/>
      <text:p text:style-name="P31"/>
      <text:p text:style-name="P31"/>
      <text:p text:style-name="P36"><text:bookmark-start text:name="__RefHeading__170_1661963559"/>Network <text:span text:style-name="T2">Statistics</text:span><text:line-break/>Documentation<text:bookmark-end text:name="__RefHeading__170_1661963559"/></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Author:<text:tab/>David Turner</text:p>
      <text:p text:style-name="P32">Date:<text:tab/><text:tab/><text:span text:style-name="T106">1</text:span><text:span text:style-name="T111">6</text:span> <text:span text:style-name="T102">April</text:span>, 2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8"><text:a xlink:type="simple" xlink:href="#__RefHeading__317_761765308" text:style-name="Index_20_Link" text:visited-style-name="Index_20_Link">1. Installation<text:tab/>3</text:a></text:p>
          <text:p text:style-name="P39"><text:a xlink:type="simple" xlink:href="#__RefHeading__172_1661963559" text:style-name="Index_20_Link" text:visited-style-name="Index_20_Link">1.1. Dependencies<text:tab/>3</text:a></text:p>
          <text:p text:style-name="P39"><text:a xlink:type="simple" xlink:href="#__RefHeading__178_1661963559" text:style-name="Index_20_Link" text:visited-style-name="Index_20_Link">1.2. Building<text:tab/>4</text:a></text:p>
          <text:p text:style-name="P39"><text:a xlink:type="simple" xlink:href="#__RefHeading__180_1661963559" text:style-name="Index_20_Link" text:visited-style-name="Index_20_Link">1.3. Usage<text:tab/>5</text:a></text:p>
          <text:p text:style-name="P38"><text:a xlink:type="simple" xlink:href="#__RefHeading__187_1661963559" text:style-name="Index_20_Link" text:visited-style-name="Index_20_Link">2. Server API<text:tab/>6</text:a></text:p>
          <text:p text:style-name="P39"><text:a xlink:type="simple" xlink:href="#__RefHeading__189_1661963559" text:style-name="Index_20_Link" text:visited-style-name="Index_20_Link">2.1. API Parameters<text:tab/>6</text:a></text:p>
          <text:p text:style-name="P39"><text:a xlink:type="simple" xlink:href="#__RefHeading__191_1661963559" text:style-name="Index_20_Link" text:visited-style-name="Index_20_Link">2.2. JSON Structure<text:tab/>7</text:a></text:p>
          <text:p text:style-name="P38"><text:a xlink:type="simple" xlink:href="#__RefHeading__202_1661963559" text:style-name="Index_20_Link" text:visited-style-name="Index_20_Link">3. Java Application<text:tab/>8</text:a></text:p>
          <text:p text:style-name="P38"><text:a xlink:type="simple" xlink:href="#__RefHeading__208_1661963559" text:style-name="Index_20_Link" text:visited-style-name="Index_20_Link">4. R Statistics<text:tab/>9</text:a></text:p>
          <text:p text:style-name="P39"><text:a xlink:type="simple" xlink:href="#__RefHeading__219_1661963559" text:style-name="Index_20_Link" text:visited-style-name="Index_20_Link">4.1. R Configuration<text:tab/>10</text:a></text:p>
          <text:p text:style-name="P39"><text:a xlink:type="simple" xlink:href="#__RefHeading__864_152686282" text:style-name="Index_20_Link" text:visited-style-name="Index_20_Link">4.2. Output<text:tab/>12</text:a></text:p>
        </text:index-body>
      </text:table-of-content>
      <text:h text:style-name="P41" text:outline-level="1"/>
      <text:h text:style-name="P42" text:outline-level="1"><text:bookmark-start text:name="__RefHeading__317_761765308"/>1. Installation<text:bookmark-end text:name="__RefHeading__317_761765308"/></text:h>
      <text:h text:style-name="P67" text:outline-level="2"><text:bookmark-start text:name="__RefHeading__172_1661963559"/><text:span text:style-name="T67">1.1. </text:span><text:span text:style-name="T3">Dependencies</text:span><text:bookmark-end text:name="__RefHeading__172_1661963559"/></text:h>
      <text:list xml:id="list2279757892046487978" text:style-name="L1">
        <text:list-item>
          <text:p text:style-name="P47">Java &gt;= 1.<text:span text:style-name="T104">6</text:span>.x</text:p>
        </text:list-item>
        <text:list-item>
          <text:p text:style-name="P47">R &gt;= 2.15.x</text:p>
          <text:list>
            <text:list-item>
              <text:p text:style-name="P48">R can be installed on Linux, Mac and Windows</text:p>
              <text:list>
                <text:list-item>
                  <text:p text:style-name="P46"><text:span text:style-name="T99">Linux:</text:span><text:span text:style-name="T98"> The easiest way is to install from package manager (r-base), but if is not available then you can download it from </text:span><text:a xlink:type="simple" xlink:href="http://cran.rstudio.com/bin/linux/"><text:span text:style-name="T98">http://cran.rstudio.com/bin/linux/</text:span></text:a></text:p>
                </text:list-item>
                <text:list-item>
                  <text:p text:style-name="P46"><text:span text:style-name="T99">Mac:</text:span><text:span text:style-name="T100"> Download and install the .pkg file from </text:span><text:a xlink:type="simple" xlink:href="http://cran.rstudio.com/bin/macosx/"><text:span text:style-name="T100">http://cran.rstudio.com/bin/macosx/</text:span></text:a></text:p>
                </text:list-item>
                <text:list-item>
                  <text:p text:style-name="P46"><text:span text:style-name="T99">Windows:</text:span><text:span text:style-name="T100"> Download and install from </text:span><text:a xlink:type="simple" xlink:href="http://cran.rstudio.com/bin/windows/base/"><text:span text:style-name="T100">http://cran.rstudio.com/bin/windows/base/</text:span></text:a><text:span text:style-name="T100">. <text:s/>Once installed, you may need to set up your path variable to be able to run </text:span><text:span text:style-name="T101">Rscript.exe</text:span><text:span text:style-name="T100">.</text:span></text:p>
                </text:list-item>
              </text:list>
            </text:list-item>
            <text:list-item>
              <text:p text:style-name="P49">In addition to R, the following additional libraries are needed (installed when running make)</text:p>
              <text:list>
                <text:list-item>
                  <text:p text:style-name="P50">car</text:p>
                </text:list-item>
                <text:list-item>
                  <text:p text:style-name="P50">rjson</text:p>
                </text:list-item>
                <text:list-item>
                  <text:p text:style-name="P50">mvtnorm</text:p>
                </text:list-item>
                <text:list-item>
                  <text:p text:style-name="P51">multcomp</text:p>
                </text:list-item>
                <text:list-item>
                  <text:p text:style-name="P52">plotrix</text:p>
                </text:list-item>
                <text:list-item>
                  <text:p text:style-name="P53">gtools</text:p>
                </text:list-item>
                <text:list-item>
                  <text:p text:style-name="P50">R2HTML</text:p>
                </text:list-item>
              </text:list>
            </text:list-item>
          </text:list>
        </text:list-item>
      </text:list>
      <text:h text:style-name="P70" text:outline-level="2"><text:bookmark-start text:name="__RefHeading__178_1661963559"/><text:span text:style-name="T67">1.2. </text:span><text:span text:style-name="T3">Building</text:span><text:bookmark-end text:name="__RefHeading__178_1661963559"/></text:h>
      <text:p text:style-name="P17">The following is for Linux and Mac only.</text:p>
      <text:p text:style-name="P9">To build the Network Analysis tool, you should run:</text:p>
      <text:p text:style-name="P10"><text:span text:style-name="T3"><text:tab/></text:span><text:span text:style-name="T4">$ make</text:span></text:p>
      <text:p text:style-name="P7"><text:span text:style-name="T3">This will compile the Java files and create the file </text:span><text:span text:style-name="T51">Network.jar</text:span><text:span text:style-name="T58"> as well. <text:s/>The jar file will already be packaged with the archive, but if any changes are made to the Java application, it will be regenerated. <text:s/>It will also install the </text:span><text:span text:style-name="T51">rjson</text:span><text:span text:style-name="T58"> library from the CRAN repositories if not already installed.</text:span></text:p>
      <text:p text:style-name="P8"/>
      <text:p text:style-name="P8">To package the all the files (excluding results) run:</text:p>
      <text:p text:style-name="P7"><text:span text:style-name="T58"><text:tab/></text:span><text:span text:style-name="T5">$ make tar<text:line-break/></text:span><text:span text:style-name="T26">or</text:span></text:p>
      <text:p text:style-name="P7"><text:span text:style-name="T26"><text:tab/></text:span><text:span text:style-name="T6">$ make zip</text:span></text:p>
      <text:p text:style-name="P7"><text:span text:style-name="T58">This will create a file </text:span><text:span text:style-name="T51">Network.tar.gz</text:span><text:span text:style-name="T58"> </text:span><text:span text:style-name="T61">or </text:span><text:span text:style-name="T55">Network.zip</text:span><text:span text:style-name="T58"> which contains all the build files and source.</text:span></text:p>
      <text:p text:style-name="P8"/>
      <text:p text:style-name="P8">If you want to clean up all the build files run:</text:p>
      <text:p text:style-name="P7"><text:span text:style-name="T58"><text:tab/></text:span><text:span text:style-name="T5">$ make clean</text:span></text:p>
      <text:h text:style-name="P68" text:outline-level="2"/>
      <text:h text:style-name="P71" text:outline-level="2"><text:bookmark-start text:name="__RefHeading__180_1661963559"/><text:span text:style-name="T67">1.3. </text:span><text:span text:style-name="T3">Usage</text:span><text:bookmark-end text:name="__RefHeading__180_1661963559"/></text:h>
      <text:p text:style-name="P6"><text:span text:style-name="T103">generate.sh</text:span><text:span text:style-name="T61"> (or </text:span><text:span text:style-name="T103">generate.bat</text:span><text:span text:style-name="T61"> on Windows) is used to call all the necessary programs &amp; scripts to process the network. <text:s/>The following instructions are for Linux and Mac. <text:s/>Windows is the exact same, except replace </text:span><text:span text:style-name="T103">./generate.sh</text:span><text:span text:style-name="T61"> with </text:span><text:span text:style-name="T103">generate.bat</text:span></text:p>
      <text:p text:style-name="P4">SYNOPSIS</text:p>
      <text:p text:style-name="P28"><text:span text:style-name="T13">./generate.sh</text:span><text:span text:style-name="T10"> [</text:span><text:span text:style-name="T14">OPTIONS</text:span><text:span text:style-name="T16">]</text:span><text:span text:style-name="T16"> </text:span><text:span text:style-name="T15">StartDate</text:span><text:span text:style-name="T17"> </text:span><text:span text:style-name="T15">EndDate</text:span><text:span text:style-name="T17"> </text:span><text:span text:style-name="T15">Domain</text:span></text:p>
      <text:p text:style-name="P4">DESCRIPTION</text:p>
      <text:p text:style-name="P25"><text:span text:style-name="T52">generate.sh</text:span><text:span text:style-name="T66"> </text:span><text:span text:style-name="T105">requires</text:span><text:span text:style-name="T66"> at least 2 arguments: <text:s/>The </text:span><text:span text:style-name="T70">startYear</text:span><text:span text:style-name="T66">, and the </text:span><text:span text:style-name="T70">endYear</text:span><text:span text:style-name="T66">. <text:s/>The third argument is optional, and is the domain to the server api. <text:s/>If this parameter is not provided, then it will use a cached version of the data. <text:s/></text:span><text:span text:style-name="T107">It might also </text:span><text:span text:style-name="T108">be a good idea to have the domain argument in quotations to avoid any problems with escapable characters.</text:span></text:p>
      <text:p text:style-name="P29"><text:span text:style-name="T20"><text:tab/></text:span><text:span text:style-name="T21">./generate.sh </text:span><text:span text:style-name="T22">-s </text:span><text:span text:style-name="T21">2010 </text:span><text:span text:style-name="T22">-e </text:span><text:span text:style-name="T21">2012 </text:span><text:span text:style-name="T22">-</text:span><text:span text:style-name="T20">d </text:span><text:span text:style-name="T23">"</text:span><text:span text:style-name="T20">http://myApiDomain.com</text:span><text:span text:style-name="T23">"</text:span><text:span text:style-name="T21"><text:line-break/></text:span><text:span text:style-name="T20"><text:tab/></text:span><text:span text:style-name="T21">./</text:span><text:span text:style-name="T24">generate.sh 2010 2012 </text:span><text:span text:style-name="T23">"</text:span><text:span text:style-name="T20">http://myApiDomain.com</text:span><text:span text:style-name="T23">"</text:span></text:p>
      <text:p text:style-name="P25"><text:span text:style-name="T66">This could take several minutes depending on the size of the data. <text:s/>Once the script is done running, there will be many csv files created in </text:span><text:span text:style-name="T52">output/data</text:span><text:span text:style-name="T66">, and charts in the various subfolders of the </text:span><text:span text:style-name="T52">output/</text:span><text:span text:style-name="T66"> directory. <text:s/></text:span><text:span text:style-name="T83">Some json files will also be place in </text:span><text:span text:style-name="T53">cache/</text:span><text:span text:style-name="T83"> so that in the future the domain argument does not need to be specified. <text:s/></text:span><text:span text:style-name="T84">For example:</text:span></text:p>
      <text:p text:style-name="P26"><text:span text:style-name="T19"><text:tab/></text:span><text:span text:style-name="T7">./generate.sh </text:span><text:span text:style-name="T12">-s </text:span><text:span text:style-name="T7">2010 </text:span><text:span text:style-name="T12">-e </text:span><text:span text:style-name="T7">2012<text:line-break/><text:tab/>./</text:span><text:span text:style-name="T18">generate.sh 2010 2012</text:span></text:p>
      <text:p text:style-name="P27">This will result in using the cached json, rather than fetching a new version from the server.</text:p>
      <text:p text:style-name="P4">OPTIONS</text:p>
      <text:p text:style-name="P22"><text:span text:style-name="T96">-s </text:span><text:span text:style-name="T97">StartDate</text:span><text:span text:style-name="T96">, --startDate </text:span><text:span text:style-name="T97">StartDate</text:span></text:p>
      <text:p text:style-name="P18">The starting date range for the graph data.</text:p>
      <text:p text:style-name="P20"/>
      <text:p text:style-name="P23"><text:span text:style-name="T96">-e </text:span><text:span text:style-name="T97">EndDate</text:span><text:span text:style-name="T96">, --endDate </text:span><text:span text:style-name="T97">EndDate</text:span></text:p>
      <text:p text:style-name="P19">The end date range for the graph data.</text:p>
      <text:p text:style-name="P21"/>
      <text:p text:style-name="P23"><text:span text:style-name="T96">-d </text:span><text:span text:style-name="T97">Domain</text:span><text:span text:style-name="T96">, --domain </text:span><text:span text:style-name="T97">Domain</text:span></text:p>
      <text:p text:style-name="P19">The location of the server api. <text:s/>If this is not provided, then a cached version of the server api response.</text:p>
      <text:p text:style-name="P24">-c, --cache</text:p>
      <text:p text:style-name="P19">If set, it will skip the Java application all together and use the cached csv files which have previously been generated.</text:p>
      <text:h text:style-name="P43" text:outline-level="1"><text:bookmark-start text:name="__RefHeading__187_1661963559"/>2. Server API<text:bookmark-end text:name="__RefHeading__187_1661963559"/></text:h>
      <text:p text:style-name="P12">The Java application will call a server API to get an array of nodes and edges to construct a graph. <text:s/>The nodes will contain an array of meta data describing each node (could be stats about that person to later apply some statistical tests).</text:p>
      <text:h text:style-name="P69" text:outline-level="2"><text:bookmark-start text:name="__RefHeading__189_1661963559"/><text:span text:style-name="T72">2.1. </text:span><text:span text:style-name="T67">API Parameters</text:span><text:bookmark-end text:name="__RefHeading__189_1661963559"/></text:h>
      <text:p text:style-name="P12">The API should expect to handle the following GET Parameters:</text:p>
      <text:list xml:id="list260748327510916900" text:style-name="L2">
        <text:list-item>
          <text:p text:style-name="P54"><text:span text:style-name="T69">year:</text:span><text:span text:style-name="T67"><text:tab/>integer representing the year that the data is from</text:span></text:p>
        </text:list-item>
      </text:list>
      <text:p text:style-name="P12"/>
      <text:h text:style-name="P72" text:outline-level="2"><text:bookmark-start text:name="__RefHeading__191_1661963559"/><text:span text:style-name="T72">2.2. </text:span><text:span text:style-name="T67">JSON Structure</text:span><text:bookmark-end text:name="__RefHeading__191_1661963559"/></text:h>
      <text:p text:style-name="P12">The api should return a json object like the following:</text:p>
      <text:p text:style-name="P35">{</text:p>
      <text:p text:style-name="P35"><text:s text:c="4"/><text:span text:style-name="T68">"nodes"</text:span>: [</text:p>
      <text:p text:style-name="P35"><text:s text:c="8"/>{</text:p>
      <text:p text:style-name="P35"><text:s text:c="12"/><text:span text:style-name="T68">"type"</text:span>: "<text:span text:style-name="T79">Type1</text:span>",</text:p>
      <text:p text:style-name="P35"><text:s text:c="12"/><text:span text:style-name="T68">"name"</text:span>: "<text:span text:style-name="T79">Person1</text:span>",</text:p>
      <text:p text:style-name="P35"><text:s text:c="12"/><text:span text:style-name="T68">"meta"</text:span>: {</text:p>
      <text:p text:style-name="P35"><text:s text:c="16"/>"field1": "2",</text:p>
      <text:p text:style-name="P35"><text:s text:c="16"/>"field2": "2"</text:p>
      <text:p text:style-name="P35"><text:s text:c="12"/>}</text:p>
      <text:p text:style-name="P35"><text:s text:c="8"/>},</text:p>
      <text:p text:style-name="P35"><text:s text:c="8"/>{</text:p>
      <text:p text:style-name="P35"><text:s text:c="12"/><text:span text:style-name="T68">"type"</text:span>: "<text:span text:style-name="T79">Type2</text:span>",</text:p>
      <text:p text:style-name="P35"><text:s text:c="12"/><text:span text:style-name="T68">"name"</text:span>: "Project1",</text:p>
      <text:p text:style-name="P35"><text:s text:c="12"/><text:span text:style-name="T68">"meta"</text:span>: {</text:p>
      <text:p text:style-name="P35"><text:s text:c="16"/>"field1": "1",</text:p>
      <text:p text:style-name="P35"><text:s text:c="16"/>"field2": "5"</text:p>
      <text:p text:style-name="P35"><text:s text:c="12"/>}</text:p>
      <text:p text:style-name="P35"><text:s text:c="8"/>}</text:p>
      <text:p text:style-name="P35"><text:s text:c="4"/>],</text:p>
      <text:p text:style-name="P35"><text:s text:c="4"/><text:span text:style-name="T68">"edges"</text:span>: [</text:p>
      <text:p text:style-name="P35"><text:s text:c="8"/>{</text:p>
      <text:p text:style-name="P35"><text:s text:c="12"/><text:span text:style-name="T68">"a"</text:span>: "Person1",</text:p>
      <text:p text:style-name="P35"><text:s text:c="12"/><text:span text:style-name="T68">"b"</text:span>: "Person2",</text:p>
      <text:p text:style-name="P35"><text:s text:c="12"/><text:span text:style-name="T68">"type"</text:span>: "<text:span text:style-name="T79">Type1</text:span>"</text:p>
      <text:p text:style-name="P35"><text:s text:c="8"/>},</text:p>
      <text:p text:style-name="P35"><text:s text:c="8"/>{</text:p>
      <text:p text:style-name="P35"><text:s text:c="12"/><text:span text:style-name="T68">"a"</text:span>: "Person2",</text:p>
      <text:p text:style-name="P35"><text:s text:c="12"/><text:span text:style-name="T68">"b"</text:span>: "Project1",</text:p>
      <text:p text:style-name="P35"><text:s text:c="12"/><text:span text:style-name="T68">"type"</text:span>: "<text:span text:style-name="T79">Type2</text:span>"</text:p>
      <text:p text:style-name="P35"><text:s text:c="8"/>}</text:p>
      <text:p text:style-name="P35"><text:s text:c="4"/>]</text:p>
      <text:p text:style-name="P35">}</text:p>
      <text:p text:style-name="P11"/>
      <text:list xml:id="list6767491079774037000" text:style-name="L3">
        <text:list-item>
          <text:p text:style-name="P55"><text:span text:style-name="T72">nodes:<text:line-break/></text:span><text:span text:style-name="T73">Contains an array of nodes, where each node contains specified </text:span><text:span text:style-name="T72">type</text:span><text:span text:style-name="T73">,</text:span><text:span text:style-name="T72"> name</text:span><text:span text:style-name="T73">, and </text:span><text:span text:style-name="T72">meta</text:span><text:span text:style-name="T73"> fields. <text:s/>The </text:span><text:span text:style-name="T72">meta</text:span><text:span text:style-name="T73"> field is an object containing key =&gt; value pairs between a stat and value. <text:s/>The value should always be in the form of a string, even if it is a numeric value. <text:s/>Also each node of the same </text:span><text:span text:style-name="T72">type</text:span><text:span text:style-name="T73"> should use the same meta keys. <text:s/>If a key does not have a value for a certain node, and empty string </text:span><text:span text:style-name="T28">"" </text:span><text:span text:style-name="T29">should be used.</text:span></text:p>
        </text:list-item>
        <text:list-item>
          <text:p text:style-name="P55"><text:span text:style-name="T27">edges:<text:line-break/></text:span><text:span text:style-name="T29">Contains an array of edges. <text:s/>Each edge consists of a source </text:span><text:span text:style-name="T27">a,</text:span><text:span text:style-name="T29"> target </text:span><text:span text:style-name="T27">b</text:span><text:span text:style-name="T29">, and a </text:span><text:span text:style-name="T27">type</text:span><text:span text:style-name="T29">. The source and target correspond to the </text:span><text:span text:style-name="T27">name</text:span><text:span text:style-name="T29"> of a node, and the </text:span><text:span text:style-name="T27">type</text:span><text:span text:style-name="T29"> should be the </text:span><text:span text:style-name="T27">type</text:span><text:span text:style-name="T29"> of the target node.</text:span></text:p>
        </text:list-item>
      </text:list>
      <text:p text:style-name="P5"/>
      <text:h text:style-name="P44" text:outline-level="1"><text:bookmark-start text:name="__RefHeading__202_1661963559"/><text:span text:style-name="T45">3. </text:span><text:span text:style-name="T46">Java Application</text:span><text:bookmark-end text:name="__RefHeading__202_1661963559"/></text:h>
      <text:p text:style-name="P3"><text:span text:style-name="T40">The Java application </text:span><text:span text:style-name="T41">Network.jar</text:span><text:span text:style-name="T42"> loads the server API and constructs a</text:span><text:span text:style-name="T43">n undirected</text:span><text:span text:style-name="T42"> graph using the JUNG graphing framework </text:span><text:span text:style-name="T44">(</text:span><text:a xlink:type="simple" xlink:href="http://jung.sourceforge.net/"><text:span text:style-name="T44">http://jung.sourceforge.net/</text:span></text:a><text:span text:style-name="T44">)</text:span><text:span text:style-name="T42">. <text:s/>Once the graph is created, it will compute three centrality measures.</text:span></text:p>
      <text:list xml:id="list3410989767800504222" text:style-name="L4">
        <text:list-item>
          <text:p text:style-name="P62"><text:span text:style-name="T38">Betweenness: </text:span><text:span text:style-name="T30">Shows how often a node is used as a bridge along the shortest path between two other nodes.</text:span></text:p>
        </text:list-item>
        <text:list-item>
          <text:p text:style-name="P63"><text:span text:style-name="T37">Closeness: </text:span><text:span text:style-name="T30">The inverse of the average shortest path distance between all other nodes in a graph. In the case of disconnected nodes, the longest shortest path distance of the network is used as an approximation for the distance between the two disconnected nodes.</text:span></text:p>
        </text:list-item>
        <text:list-item>
          <text:p text:style-name="P63"><text:span text:style-name="T37">PageRank: </text:span><text:span text:style-name="T30">Measures how influential a node is by considering an edge as a vote to a node. <text:s/>The more incoming edges to a node will consider it to be influential, and more influential nodes will have more voting power for other edges.</text:span></text:p>
        </text:list-item>
      </text:list>
      <text:p text:style-name="P13"><text:span text:style-name="T30">The centralities are computed for each year and are normalized between [0...1]. <text:s/>Once computed, it will create a csv file for each type of node for each year containing the name of the node followed by all the meta data and the three centralities. <text:s/>These files will be located in the </text:span><text:span text:style-name="T35">output/data</text:span><text:span text:style-name="T30"> directory. <text:s/></text:span><text:span text:style-name="T33">In addition, cached json files of the server response will be stored under </text:span><text:span text:style-name="T36">cache/</text:span><text:span text:style-name="T33">.</text:span></text:p>
      <text:h text:style-name="P45" text:outline-level="1"><text:bookmark-start text:name="__RefHeading__208_1661963559"/>4. R Statistics<text:bookmark-end text:name="__RefHeading__208_1661963559"/></text:h>
      <text:p text:style-name="P14"><text:span text:style-name="T30">R is used to perform several statistical tests and analyses on the centrality metrics and meta data generated in the csv files by JUNG </text:span><text:span text:style-name="T31">and the server API. <text:s/></text:span><text:span text:style-name="T34">Make sure that you have run </text:span><text:span text:style-name="T39">make</text:span><text:span text:style-name="T34"> before running the statistics since it will pull in some R library dependencies</text:span><text:span text:style-name="T32">. <text:s/>Also make sure that you have imagemagick installed (with the mogrify tool), as this is used to finalize the charts generated by R.</text:span></text:p>
      <text:h text:style-name="P73" text:outline-level="2"><text:bookmark-start text:name="__RefHeading__219_1661963559"/><text:span text:style-name="T48">4.1. </text:span><text:span text:style-name="T50">R </text:span><text:span text:style-name="T49">Configuration</text:span><text:bookmark-end text:name="__RefHeading__219_1661963559"/></text:h>
      <text:p text:style-name="P15"><text:span text:style-name="T49">R looks for the file </text:span><text:span text:style-name="T47">config.json</text:span><text:span text:style-name="T49"> in the root directory of the project to tell it some information about the data that it will be processing. <text:s/>A sample configuration is found in the file </text:span><text:span text:style-name="T47">config.json.example</text:span><text:span text:style-name="T25">, and is shown below for reference:</text:span></text:p>
      <text:p text:style-name="P40">{</text:p>
      <text:p text:style-name="P34"><text:span text:style-name="T110"><text:s text:c="4"/></text:span><text:span text:style-name="T71">"types"</text:span><text:span text:style-name="T110">: [</text:span></text:p>
      <text:p text:style-name="P40"><text:s text:c="8"/>"Type1",</text:p>
      <text:p text:style-name="P40"><text:s text:c="8"/>"Type2"</text:p>
      <text:p text:style-name="P40"><text:s text:c="4"/>],</text:p>
      <text:p text:style-name="P34"><text:span text:style-name="T110"><text:s text:c="4"/></text:span><text:span text:style-name="T71">"nodes"</text:span><text:span text:style-name="T110">: [</text:span></text:p>
      <text:p text:style-name="P40"><text:s text:c="8"/>"Node1",</text:p>
      <text:p text:style-name="P40"><text:s text:c="8"/>"Node2"</text:p>
      <text:p text:style-name="P40"><text:s text:c="4"/>],</text:p>
      <text:p text:style-name="P34"><text:span text:style-name="T110"><text:s text:c="4"/></text:span><text:span text:style-name="T71">"edges"</text:span><text:span text:style-name="T110">: [</text:span></text:p>
      <text:p text:style-name="P40"><text:s text:c="8"/>{</text:p>
      <text:p text:style-name="P34"><text:span text:style-name="T110"><text:s text:c="12"/></text:span><text:span text:style-name="T71">"type"</text:span><text:span text:style-name="T110">: "Edge1",</text:span></text:p>
      <text:p text:style-name="P34"><text:span text:style-name="T110"><text:s text:c="12"/></text:span><text:span text:style-name="T71">"source"</text:span><text:span text:style-name="T110">: "Node1",</text:span></text:p>
      <text:p text:style-name="P34"><text:span text:style-name="T110"><text:s text:c="12"/></text:span><text:span text:style-name="T71">"target"</text:span><text:span text:style-name="T110">: "Node2",</text:span></text:p>
      <text:p text:style-name="P34"><text:span text:style-name="T110"><text:s text:c="12"/></text:span><text:span text:style-name="T71">"desc"</text:span><text:span text:style-name="T110">: "Edge Description"</text:span></text:p>
      <text:p text:style-name="P40"><text:s text:c="8"/>}</text:p>
      <text:p text:style-name="P40"><text:s text:c="4"/>],</text:p>
      <text:p text:style-name="P34"><text:span text:style-name="T110"><text:s text:c="4"/></text:span><text:span text:style-name="T71">"meta"</text:span><text:span text:style-name="T110">: {</text:span></text:p>
      <text:p text:style-name="P34"><text:span text:style-name="T110"><text:s text:c="8"/></text:span><text:span text:style-name="T78">"Type1"</text:span><text:span text:style-name="T110">: {</text:span></text:p>
      <text:p text:style-name="P34"><text:span text:style-name="T110"><text:s text:c="12"/></text:span><text:span text:style-name="T71">"groups"</text:span><text:span text:style-name="T110">: [</text:span></text:p>
      <text:p text:style-name="P40"><text:s text:c="16"/>{</text:p>
      <text:p text:style-name="P34"><text:span text:style-name="T110"><text:s text:c="20"/></text:span><text:span text:style-name="T71">"id"</text:span><text:span text:style-name="T110">: "group1",</text:span></text:p>
      <text:p text:style-name="P34"><text:span text:style-name="T110"><text:s text:c="20"/></text:span><text:span text:style-name="T71">"name"</text:span><text:span text:style-name="T110">: "Group 1",</text:span></text:p>
      <text:p text:style-name="P34"><text:span text:style-name="T110"><text:s text:c="20"/></text:span><text:span text:style-name="T71">"desc"</text:span><text:span text:style-name="T110">: "Group 1 Description"</text:span></text:p>
      <text:p text:style-name="P40"><text:s text:c="16"/>}</text:p>
      <text:p text:style-name="P40"><text:s text:c="12"/>],</text:p>
      <text:p text:style-name="P34"><text:span text:style-name="T110"><text:s text:c="12"/></text:span><text:span text:style-name="T71">"variables"</text:span><text:span text:style-name="T110">: [</text:span></text:p>
      <text:p text:style-name="P40"><text:s text:c="16"/>{</text:p>
      <text:p text:style-name="P34"><text:span text:style-name="T110"><text:s text:c="20"/></text:span><text:span text:style-name="T71">"id"</text:span><text:span text:style-name="T110">: "Field1",</text:span></text:p>
      <text:p text:style-name="P34"><text:span text:style-name="T110"><text:s text:c="20"/></text:span><text:span text:style-name="T71">"name"</text:span><text:span text:style-name="T110">: "Field 1",</text:span></text:p>
      <text:p text:style-name="P34"><text:span text:style-name="T110"><text:s text:c="20"/></text:span><text:span text:style-name="T71">"desc"</text:span><text:span text:style-name="T110">: "Field 1 Description"</text:span></text:p>
      <text:p text:style-name="P40"><text:s text:c="16"/>}</text:p>
      <text:p text:style-name="P40"><text:s text:c="12"/>]</text:p>
      <text:p text:style-name="P40"><text:s text:c="8"/>}</text:p>
      <text:p text:style-name="P40"><text:s text:c="4"/>},</text:p>
      <text:p text:style-name="P34"><text:span text:style-name="T110"><text:s text:c="4"/></text:span><text:span text:style-name="T71">"transformable"</text:span><text:span text:style-name="T110">: {</text:span></text:p>
      <text:p text:style-name="P40"><text:s text:c="8"/>"Type1": [</text:p>
      <text:p text:style-name="P40"><text:s text:c="12"/>"Field1",</text:p>
      <text:p text:style-name="P40"><text:s text:c="12"/>"Field2"</text:p>
      <text:p text:style-name="P40"><text:s text:c="8"/>],</text:p>
      <text:p text:style-name="P40"><text:s text:c="8"/>"Type2": [</text:p>
      <text:p text:style-name="P40"><text:s text:c="12"/>"Field1_1",</text:p>
      <text:p text:style-name="P40"><text:s text:c="12"/>"Field2_1"</text:p>
      <text:p text:style-name="P40"><text:s text:c="8"/>]</text:p>
      <text:p text:style-name="P40"><text:s text:c="4"/>},</text:p>
      <text:p text:style-name="P34"><text:span text:style-name="T110"><text:s text:c="4"/></text:span><text:span text:style-name="T71">"transformations"</text:span><text:span text:style-name="T110">: {</text:span></text:p>
      <text:p text:style-name="P40"><text:s text:c="8"/>"Type1": [</text:p>
      <text:p text:style-name="P40"><text:s text:c="12"/>{</text:p>
      <text:p text:style-name="P34"><text:soft-page-break/><text:span text:style-name="T110"><text:s text:c="16"/></text:span><text:span text:style-name="T71">"x"</text:span><text:span text:style-name="T110">: "Field3",</text:span></text:p>
      <text:p text:style-name="P34"><text:span text:style-name="T110"><text:s text:c="16"/></text:span><text:span text:style-name="T71">"t"</text:span><text:span text:style-name="T110">: "SQRT"</text:span></text:p>
      <text:p text:style-name="P40"><text:s text:c="12"/>}</text:p>
      <text:p text:style-name="P40"><text:s text:c="8"/>],</text:p>
      <text:p text:style-name="P40"><text:s text:c="8"/>"Type2": []</text:p>
      <text:p text:style-name="P40"><text:s text:c="4"/>},</text:p>
      <text:p text:style-name="P34"><text:span text:style-name="T110"><text:s text:c="4"/></text:span><text:span text:style-name="T71">"tests"</text:span><text:span text:style-name="T110">: {</text:span></text:p>
      <text:p text:style-name="P40"><text:s text:c="8"/>"Person": [</text:p>
      <text:p text:style-name="P40"><text:s text:c="12"/>{</text:p>
      <text:p text:style-name="P34"><text:span text:style-name="T110"><text:s text:c="16"/></text:span><text:span text:style-name="T71">"y"</text:span><text:span text:style-name="T110">: "Field2",</text:span></text:p>
      <text:p text:style-name="P34"><text:span text:style-name="T110"><text:s text:c="16"/></text:span><text:span text:style-name="T71">"x"</text:span><text:span text:style-name="T110">: "Field1",</text:span></text:p>
      <text:p text:style-name="P34"><text:span text:style-name="T110"><text:s text:c="16"/></text:span><text:span text:style-name="T71">"test"</text:span><text:span text:style-name="T110">: "boxplot"</text:span></text:p>
      <text:p text:style-name="P40"><text:s text:c="12"/>}</text:p>
      <text:p text:style-name="P40"><text:s text:c="8"/>],</text:p>
      <text:p text:style-name="P40"><text:s text:c="8"/>"Project": [</text:p>
      <text:p text:style-name="P40"><text:s text:c="12"/>{</text:p>
      <text:p text:style-name="P34"><text:span text:style-name="T110"><text:s text:c="16"/></text:span><text:span text:style-name="T71">"y"</text:span><text:span text:style-name="T110">: "Field1_1",</text:span></text:p>
      <text:p text:style-name="P34"><text:span text:style-name="T110"><text:s text:c="16"/></text:span><text:span text:style-name="T71">"x"</text:span><text:span text:style-name="T110">: "Field2_1",</text:span></text:p>
      <text:p text:style-name="P34"><text:span text:style-name="T110"><text:s text:c="16"/></text:span><text:span text:style-name="T71">"yOp"</text:span><text:span text:style-name="T110">: "AVG"</text:span></text:p>
      <text:p text:style-name="P40"><text:s text:c="12"/>}</text:p>
      <text:p text:style-name="P40"><text:s text:c="8"/>]</text:p>
      <text:p text:style-name="P40"><text:s text:c="4"/>}</text:p>
      <text:p text:style-name="P40">}</text:p>
      <text:p text:style-name="P33"/>
      <text:list xml:id="list924687686268655601" text:style-name="L5">
        <text:list-item>
          <text:p text:style-name="P56"><text:span text:style-name="T79">types: </text:span><text:span text:style-name="T74">An array containing the types of nodes in the graph. <text:s/>These must correspond the same way as they appeared in the server API.</text:span></text:p>
        </text:list-item>
        <text:list-item>
          <text:p text:style-name="P57"><text:span text:style-name="T109">nodes:</text:span><text:span text:style-name="T77"> (Optional) An array containing the names of the different node types.</text:span></text:p>
        </text:list-item>
        <text:list-item>
          <text:p text:style-name="P57"><text:span text:style-name="T109">edges: </text:span><text:span text:style-name="T77">(Optional) An array containing objects describing all the edge types in the graph. <text:s/>The fields for each object are as follows:</text:span></text:p>
          <text:list>
            <text:list-item>
              <text:p text:style-name="P58"><text:span text:style-name="T110">type:</text:span><text:span text:style-name="T78"> The type of edge (should be short string)</text:span></text:p>
            </text:list-item>
            <text:list-item>
              <text:p text:style-name="P58"><text:span text:style-name="T110">source:</text:span><text:span text:style-name="T78"> The node type of the source node (Should match one of the strings in </text:span><text:span text:style-name="T110">nodes</text:span><text:span text:style-name="T78">)</text:span></text:p>
            </text:list-item>
            <text:list-item>
              <text:p text:style-name="P58"><text:span text:style-name="T110">target:</text:span><text:span text:style-name="T78"> The node type of the target node (Should match one of the strings in </text:span><text:span text:style-name="T110">nodes</text:span><text:span text:style-name="T78">)</text:span></text:p>
            </text:list-item>
            <text:list-item>
              <text:p text:style-name="P58"><text:span text:style-name="T110">desc:</text:span><text:span text:style-name="T78"> The description of the edge.</text:span></text:p>
            </text:list-item>
          </text:list>
        </text:list-item>
        <text:list-item>
          <text:p text:style-name="P58"><text:span text:style-name="T110">meta:</text:span><text:span text:style-name="T78"> (Optional) Contains a hash of all the fields in the results. <text:s/>The key is associated with the type of node, which then contains a second hash containing </text:span><text:span text:style-name="T110">groups</text:span><text:span text:style-name="T78"> and </text:span><text:span text:style-name="T110">variables</text:span><text:span text:style-name="T78">. <text:s/></text:span><text:span text:style-name="T110">groups</text:span><text:span text:style-name="T78"> should contain all the non numerical fields, as well as any categorical field which may be numerical. <text:s/></text:span><text:span text:style-name="T110">variables</text:span><text:span text:style-name="T78"> should contain all the numerical fields. <text:s/>Both </text:span><text:span text:style-name="T110">groups</text:span><text:span text:style-name="T78"> and </text:span><text:span text:style-name="T110">variables</text:span><text:span text:style-name="T78"> contain the following fields:</text:span></text:p>
          <text:list>
            <text:list-item>
              <text:p text:style-name="P58"><text:span text:style-name="T110">id:</text:span><text:span text:style-name="T78"> The id of the field (same as in API, and elsewhere in the config). <text:s/>This should be a single word with no special characters.</text:span></text:p>
            </text:list-item>
            <text:list-item>
              <text:p text:style-name="P58"><text:span text:style-name="T110">name: </text:span><text:span text:style-name="T78">The name of the field. <text:s/>This should be a more human readable version of the </text:span><text:span text:style-name="T110">id</text:span><text:span text:style-name="T78"> an may contain any characters.</text:span></text:p>
            </text:list-item>
            <text:list-item>
              <text:p text:style-name="P58"><text:span text:style-name="T110">desc: </text:span><text:span text:style-name="T78">The description of the field.</text:span></text:p>
            </text:list-item>
          </text:list>
        </text:list-item>
        <text:list-item>
          <text:p text:style-name="P56"><text:soft-page-break/><text:span text:style-name="T81">t</text:span><text:span text:style-name="T79">ransformable: </text:span><text:span text:style-name="T74">Contains a hash of fields which are allowed to be transformed. <text:s/>The key is associated with the type of node. <text:s/>The data transformations are done are determined automatically by determining the best transformation from a pre defined list of transformations (listed in the </text:span><text:span text:style-name="T79">transformations</text:span><text:span text:style-name="T74"> point). <text:s/>The best transformation is determined by performing a Shapiro normality test on all the different transformations and summing up the statistic for each year and whichever one has the maximum value, then it will go with that transformation for each year.</text:span></text:p>
        </text:list-item>
        <text:list-item>
          <text:p text:style-name="P56"><text:span text:style-name="T81">t</text:span><text:span text:style-name="T79">ransformations: </text:span><text:span text:style-name="T74">Contains a hash of specific transformations to perform. <text:s/>The key is associated with the type of node. <text:s/>The specific transformations have the following fields:</text:span></text:p>
          <text:list>
            <text:list-item>
              <text:p text:style-name="P56"><text:span text:style-name="T79">x: </text:span><text:span text:style-name="T74">The name of the field</text:span></text:p>
            </text:list-item>
            <text:list-item>
              <text:p text:style-name="P56"><text:span text:style-name="T79">t:</text:span><text:span text:style-name="T74">The type of transformation</text:span></text:p>
            </text:list-item>
          </text:list>
          <text:p text:style-name="P56"><text:span text:style-name="T74">Possible values for </text:span><text:span text:style-name="T79">t</text:span><text:span text:style-name="T74"> are the following:</text:span></text:p>
          <text:list text:continue-numbering="true">
            <text:list-item>
              <text:p text:style-name="P59"><text:span text:style-name="T80">IDENTITY: </text:span><text:span text:style-name="T75">This is the default value for all non-transformable fields. <text:s/>It simply returns the field unchanged.</text:span></text:p>
            </text:list-item>
            <text:list-item>
              <text:p text:style-name="P59"><text:span text:style-name="T80">SQRT: </text:span><text:span text:style-name="T75">Does a square root transformation on the field: </text:span><text:span text:style-name="T8">sqrt(field)</text:span></text:p>
            </text:list-item>
            <text:list-item>
              <text:p text:style-name="P59"><text:span text:style-name="T80">LN:</text:span><text:span text:style-name="T75"> Does a natural logarithm transformation: </text:span><text:span text:style-name="T8">ln(field + 1)</text:span></text:p>
            </text:list-item>
            <text:list-item>
              <text:p text:style-name="P64"><text:span text:style-name="T81">LOG:</text:span><text:span text:style-name="T76"> Does a base 10 log transformation: </text:span><text:span text:style-name="T9">log(field + 1)</text:span></text:p>
            </text:list-item>
            <text:list-item>
              <text:p text:style-name="P64"><text:span text:style-name="T81">SQR:</text:span><text:span text:style-name="T76"> Squares the field: </text:span><text:span text:style-name="T9">field</text:span><text:span text:style-name="T82">2</text:span></text:p>
            </text:list-item>
            <text:list-item>
              <text:p text:style-name="P65"><text:span text:style-name="T81">INV:</text:span><text:span text:style-name="T76"> Does an inverse transformation: </text:span><text:span text:style-name="T9">field</text:span><text:span text:style-name="T82">-1</text:span></text:p>
            </text:list-item>
          </text:list>
        </text:list-item>
        <text:list-item>
          <text:p text:style-name="P65"><text:span text:style-name="T81">tests:</text:span><text:span text:style-name="T76"> Contains a hash of specific tests to perform. <text:s/>The key is associated with the type of node. <text:s/>The specific tests have the following fields:</text:span></text:p>
          <text:list>
            <text:list-item>
              <text:p text:style-name="P65"><text:span text:style-name="T81">x:</text:span><text:span text:style-name="T76"> The name of the field which should appear on the x axis of a plot.</text:span></text:p>
            </text:list-item>
            <text:list-item>
              <text:p text:style-name="P65"><text:span text:style-name="T81">y:</text:span><text:span text:style-name="T76"> The name of the field which should appear on the y axis of a plot</text:span></text:p>
            </text:list-item>
            <text:list-item>
              <text:p text:style-name="P65"><text:span text:style-name="T81">yOp:</text:span><text:span text:style-name="T76"> </text:span><text:span text:style-name="T76">Perform some aggregate function to the y field. <text:s/>Possible options are:</text:span></text:p>
              <text:list>
                <text:list-item>
                  <text:p text:style-name="P65"><text:span text:style-name="T81">AVG:</text:span><text:span text:style-name="T76"> Average all the values in the field</text:span></text:p>
                </text:list-item>
                <text:list-item>
                  <text:p text:style-name="P65"><text:span text:style-name="T81">MED: </text:span><text:span text:style-name="T76">Compute the median of the field</text:span></text:p>
                </text:list-item>
                <text:list-item>
                  <text:p text:style-name="P65"><text:span text:style-name="T81">MAX:</text:span><text:span text:style-name="T76"> Compute the maximum value in the field</text:span></text:p>
                </text:list-item>
                <text:list-item>
                  <text:p text:style-name="P65"><text:span text:style-name="T81">MIN:</text:span><text:span text:style-name="T76"> Compute the minimum value in the field</text:span></text:p>
                </text:list-item>
                <text:list-item>
                  <text:p text:style-name="P65"><text:span text:style-name="T81">SUM:</text:span><text:span text:style-name="T76"> Sum all the values in the field</text:span></text:p>
                </text:list-item>
              </text:list>
            </text:list-item>
            <text:list-item>
              <text:p text:style-name="P65"><text:span text:style-name="T81">test:</text:span><text:span text:style-name="T76"> The type of test to perform. <text:s/>Possible options are:</text:span></text:p>
              <text:list>
                <text:list-item>
                  <text:p text:style-name="P65"><text:span text:style-name="T81">scatterplot:</text:span><text:span text:style-name="T76"> do a correlation test, and draw a scatterplot (default)</text:span></text:p>
                </text:list-item>
                <text:list-item>
                  <text:p text:style-name="P65"><text:span text:style-name="T81">boxplot:</text:span><text:span text:style-name="T76"> do a correlation test, and draw a boxplot</text:span></text:p>
                </text:list-item>
                <text:list-item>
                  <text:p text:style-name="P66"><text:soft-page-break/><text:span text:style-name="T68">anova:</text:span> do an ANOVA test, and draw a boxplot</text:p>
                </text:list-item>
              </text:list>
            </text:list-item>
          </text:list>
        </text:list-item>
      </text:list>
      <text:h text:style-name="P74" text:outline-level="2"><text:bookmark-start text:name="__RefHeading__864_152686282"/>4.2. Output<text:bookmark-end text:name="__RefHeading__864_152686282"/></text:h>
      <text:p text:style-name="P16"><text:span text:style-name="T85">All output from running the statistics will be found in </text:span><text:span text:style-name="T54">output/</text:span><text:span text:style-name="T59"> and its sub directories. <text:s/></text:span><text:span text:style-name="T62">An </text:span><text:span text:style-name="T56">index.html</text:span><text:span text:style-name="T62"> file is created in the </text:span><text:span text:style-name="T56">output/</text:span><text:span text:style-name="T62"> folder when running the script. <text:s/>This html file contains all the results for the tests, as well as the charts associated with them.</text:span></text:p>
      <text:list xml:id="list8470549420181384045" text:style-name="L6">
        <text:list-item>
          <text:p text:style-name="P60"><text:span text:style-name="T59">Correlation Charts:</text:span><text:span text:style-name="T63"> Every numerical field in the data set will have a correlation test done with the field and the centrality values over time. <text:s/>This can be useful to see which centrality measure is most correlated with each field, and can help to determine which measure to use in other tests involving that field.</text:span></text:p>
        </text:list-item>
        <text:list-item>
          <text:p text:style-name="P60"><text:span text:style-name="T59">Time Based Tests: </text:span><text:span text:style-name="T63">Time based tests (that is, tests which have “Time” as the </text:span><text:span text:style-name="T59">x</text:span><text:span text:style-name="T63"> variable) will genera</text:span><text:span text:style-name="T65">te boxplots</text:span><text:span text:style-name="T57">. <text:s/></text:span><text:span text:style-name="T63">These tests can be useful to see whether or not there is an increasing or decreasing trend of a field over time.</text:span></text:p>
        </text:list-item>
        <text:list-item>
          <text:p text:style-name="P60"><text:span text:style-name="T59">Distribution Charts:</text:span><text:span text:style-name="T63"> </text:span><text:span text:style-name="T64">Every numeric field in the data set will have a histogram and kernel distribution chart generated. <text:s/>Only the transformed distributions are shown. <text:s/>This can be a good way to verify that the distributions fit a normal distribution.</text:span></text:p>
        </text:list-item>
        <text:list-item>
          <text:p text:style-name="P61"><text:span text:style-name="T60">Correlation Tests: </text:span><text:span text:style-name="T64">The tests specified in the </text:span><text:span text:style-name="T60">tests</text:span><text:span text:style-name="T64"> field in the configuration file test the correlation between two fields. Depending on the type of test done, different types of charts will be generated</text:span></text:p>
          <text:list>
            <text:list-item>
              <text:p text:style-name="P61"><text:span text:style-name="T60">scatterplot (default):</text:span><text:span text:style-name="T64"> Outputs a scatterplot of the two fields, with a mean squares line. <text:s/>This is useful when the </text:span><text:span text:style-name="T60">x</text:span><text:span text:style-name="T64"> variable is continuous.</text:span></text:p>
            </text:list-item>
            <text:list-item>
              <text:p text:style-name="P61"><text:span text:style-name="T60">boxplot: </text:span><text:span text:style-name="T64">Outputs a boxplot of the two fields. <text:s/>The black line in the box represents the median. <text:s/></text:span><text:span text:style-name="T95">The box represents the Q1 and Q3 percentiles, while the dotted whisker represents </text:span><text:span text:style-name="T11">Q1-</text:span><text:span text:style-name="T87">1.5*IQR</text:span><text:span text:style-name="T86"> and <text:s/></text:span><text:span text:style-name="T87">Q3+1.5*IQR</text:span><text:span text:style-name="T88">. <text:s/>Any point which falls outside of this range will be drawn as an outlier. <text:s/>The outliers will also be mentioned in the </text:span><text:span text:style-name="T92">html</text:span><text:span text:style-name="T88"> file. <text:s/>A boxplot should be used whenever the </text:span><text:span text:style-name="T93">x</text:span><text:span text:style-name="T88"> variable is discrete.</text:span></text:p>
            </text:list-item>
            <text:list-item>
              <text:p text:style-name="P61"><text:span text:style-name="T93">anova: </text:span><text:span text:style-name="T88">Outputs a boxplot between </text:span><text:span text:style-name="T89">a </text:span><text:span text:style-name="T94">y</text:span><text:span text:style-name="T89"> and </text:span><text:span text:style-name="T91">groups</text:span><text:span text:style-name="T89"> </text:span><text:span text:style-name="T94">x</text:span><text:span text:style-name="T89">. <text:s/>The </text:span><text:span text:style-name="T94">x</text:span><text:span text:style-name="T89"> variable should be a group or a discrete variable with not too many unique values (no more than 30). <text:s/>While it is possible to test more, it may be more difficult to interpret. <text:s/></text:span><text:span text:style-name="T90">The </text:span><text:span text:style-name="T92">html</text:span><text:span text:style-name="T90"> file will contain the ANOVA summary table, and the list of intervals and outlier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Liberation Sans', 'DejaVu Sans', sans-serif"/>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style:font-name="Verdana" fo:font-size="10pt" fo:language="en" fo:country="US" style:font-size-asian="10pt" style:font-size-complex="10pt"/>
    </style:style>
    <style:style style:name="MT1" style:family="text">
      <style:text-properties officeooo:rsid="0017e000"/>
    </style:style>
    <style:style style:name="MT2" style:family="text">
      <style:text-properties officeooo:rsid="004a839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2cm" svg:y="-2cm" svg:width="21.59cm" svg:height="1.122cm" draw:z-index="13"><draw:image xlink:href="Pictures/10000201000007800000006412885742.png" xlink:type="simple" xlink:show="embed" xlink:actuate="onLoad"/></draw:frame></text:p>
      </style:header>
      <style:footer>
        <text:p text:style-name="MP2"><text:span text:style-name="MT1">Network </text:span><text:span text:style-name="MT2">Statistics</text:span><text:span text:style-name="MT1"> Documentation</text:span><text:tab/><text:tab/>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1:14:50</meta:creation-date>
    <meta:editing-duration>PT8H19M54S</meta:editing-duration>
    <meta:editing-cycles>67</meta:editing-cycles>
    <meta:generator>LibreOffice/4.0.2.2$Linux_X86_64 LibreOffice_project/400m0$Build-2</meta:generator>
    <meta:initial-creator>david </meta:initial-creator>
    <dc:date>2013-04-16T09:37:52</dc:date>
    <dc:creator>david </dc:creator>
    <meta:document-statistic meta:table-count="0" meta:image-count="1" meta:object-count="0" meta:page-count="14" meta:paragraph-count="228" meta:word-count="2222" meta:character-count="13640" meta:non-whitespace-character-count="10592"/>
  </office:meta>
</office:document-meta>
</file>